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ry-gamma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2" table:number-columns-repeated="999" table:default-cell-style-name="Default"/>
        <table:table-row table:style-name="ro1">
          <table:table-cell office:value-type="string" calcext:value-type="string">
            <text:p>tf_config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bins</text:p>
          </table:table-cell>
          <table:table-cell office:value-type="string" calcext:value-type="string">
            <text:p>drums.SDR</text:p>
          </table:table-cell>
          <table:table-cell office:value-type="string" calcext:value-type="string">
            <text:p>drums.SIR</text:p>
          </table:table-cell>
          <table:table-cell office:value-type="string" calcext:value-type="string">
            <text:p>drums.ISR</text:p>
          </table:table-cell>
          <table:table-cell office:value-type="string" calcext:value-type="string">
            <text:p>drums.SAR</text:p>
          </table:table-cell>
          <table:table-cell office:value-type="string" calcext:value-type="string">
            <text:p>bass.SDR</text:p>
          </table:table-cell>
          <table:table-cell office:value-type="string" calcext:value-type="string">
            <text:p>bass.SIR</text:p>
          </table:table-cell>
          <table:table-cell office:value-type="string" calcext:value-type="string">
            <text:p>bass.ISR</text:p>
          </table:table-cell>
          <table:table-cell office:value-type="string" calcext:value-type="string">
            <text:p>bass.SAR</text:p>
          </table:table-cell>
          <table:table-cell office:value-type="string" calcext:value-type="string">
            <text:p>other.SDR</text:p>
          </table:table-cell>
          <table:table-cell office:value-type="string" calcext:value-type="string">
            <text:p>other.SIR</text:p>
          </table:table-cell>
          <table:table-cell office:value-type="string" calcext:value-type="string">
            <text:p>other.ISR</text:p>
          </table:table-cell>
          <table:table-cell office:value-type="string" calcext:value-type="string">
            <text:p>other.SAR</text:p>
          </table:table-cell>
          <table:table-cell office:value-type="string" calcext:value-type="string">
            <text:p>vocals.SDR</text:p>
          </table:table-cell>
          <table:table-cell office:value-type="string" calcext:value-type="string">
            <text:p>vocals.SIR</text:p>
          </table:table-cell>
          <table:table-cell office:value-type="string" calcext:value-type="string">
            <text:p>vocals.ISR</text:p>
          </table:table-cell>
          <table:table-cell office:value-type="string" calcext:value-type="string">
            <text:p>vocals.SAR</text:p>
          </table:table-cell>
          <table:table-cell office:value-type="string" calcext:value-type="string">
            <text:p>accompaniment.SDR</text:p>
          </table:table-cell>
          <table:table-cell office:value-type="string" calcext:value-type="string">
            <text:p>accompaniment.SIR</text:p>
          </table:table-cell>
          <table:table-cell office:value-type="string" calcext:value-type="string">
            <text:p>accompaniment.ISR</text:p>
          </table:table-cell>
          <table:table-cell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8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6.175" calcext:value-type="float">
            <text:p>6.175</text:p>
          </table:table-cell>
          <table:table-cell office:value-type="float" office:value="8.842" calcext:value-type="float">
            <text:p>8.842</text:p>
          </table:table-cell>
          <table:table-cell office:value-type="float" office:value="10.386" calcext:value-type="float">
            <text:p>10.386</text:p>
          </table:table-cell>
          <table:table-cell office:value-type="float" office:value="7.879" calcext:value-type="float">
            <text:p>7.879</text:p>
          </table:table-cell>
          <table:table-cell office:value-type="float" office:value="4.594" calcext:value-type="float">
            <text:p>4.594</text:p>
          </table:table-cell>
          <table:table-cell office:value-type="float" office:value="7.734" calcext:value-type="float">
            <text:p>7.734</text:p>
          </table:table-cell>
          <table:table-cell office:value-type="float" office:value="7.136" calcext:value-type="float">
            <text:p>7.136</text:p>
          </table:table-cell>
          <table:table-cell office:value-type="float" office:value="4.57" calcext:value-type="float">
            <text:p>4.57</text:p>
          </table:table-cell>
          <table:table-cell office:value-type="float" office:value="5.125" calcext:value-type="float">
            <text:p>5.125</text:p>
          </table:table-cell>
          <table:table-cell office:value-type="float" office:value="6.067" calcext:value-type="float">
            <text:p>6.067</text:p>
          </table:table-cell>
          <table:table-cell office:value-type="float" office:value="8.555" calcext:value-type="float">
            <text:p>8.555</text:p>
          </table:table-cell>
          <table:table-cell office:value-type="float" office:value="5.203" calcext:value-type="float">
            <text:p>5.203</text:p>
          </table:table-cell>
          <table:table-cell office:value-type="float" office:value="10.761" calcext:value-type="float">
            <text:p>10.761</text:p>
          </table:table-cell>
          <table:table-cell office:value-type="float" office:value="18.889" calcext:value-type="float">
            <text:p>18.889</text:p>
          </table:table-cell>
          <table:table-cell office:value-type="float" office:value="15.522" calcext:value-type="float">
            <text:p>15.522</text:p>
          </table:table-cell>
          <table:table-cell office:value-type="float" office:value="12.21" calcext:value-type="float">
            <text:p>12.21</text:p>
          </table:table-cell>
          <table:table-cell office:value-type="float" office:value="14.779" calcext:value-type="float">
            <text:p>14.779</text:p>
          </table:table-cell>
          <table:table-cell office:value-type="float" office:value="18.325" calcext:value-type="float">
            <text:p>18.325</text:p>
          </table:table-cell>
          <table:table-cell office:value-type="float" office:value="23.95" calcext:value-type="float">
            <text:p>23.95</text:p>
          </table:table-cell>
          <table:table-cell office:value-type="float" office:value="16.853" calcext:value-type="float">
            <text:p>16.853</text:p>
          </table:table-cell>
          <table:table-cell office:value-type="float" office:value="0.000000163881262584268" calcext:value-type="float">
            <text:p>1.64E-07</text:p>
          </table:table-cell>
          <table:table-cell office:value-type="float" office:value="59324560" calcext:value-type="float">
            <text:p>59324560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vqlog-19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float" office:value="6.172" calcext:value-type="float">
            <text:p>6.172</text:p>
          </table:table-cell>
          <table:table-cell office:value-type="float" office:value="8.845" calcext:value-type="float">
            <text:p>8.845</text:p>
          </table:table-cell>
          <table:table-cell office:value-type="float" office:value="10.38" calcext:value-type="float">
            <text:p>10.38</text:p>
          </table:table-cell>
          <table:table-cell office:value-type="float" office:value="7.873" calcext:value-type="float">
            <text:p>7.873</text:p>
          </table:table-cell>
          <table:table-cell office:value-type="float" office:value="4.557" calcext:value-type="float">
            <text:p>4.557</text:p>
          </table:table-cell>
          <table:table-cell office:value-type="float" office:value="7.697" calcext:value-type="float">
            <text:p>7.697</text:p>
          </table:table-cell>
          <table:table-cell office:value-type="float" office:value="7.129" calcext:value-type="float">
            <text:p>7.129</text:p>
          </table:table-cell>
          <table:table-cell office:value-type="float" office:value="4.552" calcext:value-type="float">
            <text:p>4.552</text:p>
          </table:table-cell>
          <table:table-cell office:value-type="float" office:value="5.148" calcext:value-type="float">
            <text:p>5.148</text:p>
          </table:table-cell>
          <table:table-cell office:value-type="float" office:value="6.045" calcext:value-type="float">
            <text:p>6.045</text:p>
          </table:table-cell>
          <table:table-cell office:value-type="float" office:value="8.574" calcext:value-type="float">
            <text:p>8.574</text:p>
          </table:table-cell>
          <table:table-cell office:value-type="float" office:value="5.113" calcext:value-type="float">
            <text:p>5.113</text:p>
          </table:table-cell>
          <table:table-cell office:value-type="float" office:value="10.716" calcext:value-type="float">
            <text:p>10.716</text:p>
          </table:table-cell>
          <table:table-cell office:value-type="float" office:value="18.924" calcext:value-type="float">
            <text:p>18.924</text:p>
          </table:table-cell>
          <table:table-cell office:value-type="float" office:value="15.483" calcext:value-type="float">
            <text:p>15.483</text:p>
          </table:table-cell>
          <table:table-cell office:value-type="float" office:value="12.185" calcext:value-type="float">
            <text:p>12.185</text:p>
          </table:table-cell>
          <table:table-cell office:value-type="float" office:value="14.686" calcext:value-type="float">
            <text:p>14.686</text:p>
          </table:table-cell>
          <table:table-cell office:value-type="float" office:value="18.35" calcext:value-type="float">
            <text:p>18.35</text:p>
          </table:table-cell>
          <table:table-cell office:value-type="float" office:value="23.978" calcext:value-type="float">
            <text:p>23.978</text:p>
          </table:table-cell>
          <table:table-cell office:value-type="float" office:value="16.867" calcext:value-type="float">
            <text:p>16.867</text:p>
          </table:table-cell>
          <table:table-cell office:value-type="float" office:value="0.000000162819204967678" calcext:value-type="float">
            <text:p>1.63E-07</text:p>
          </table:table-cell>
          <table:table-cell office:value-type="float" office:value="59573792.5" calcext:value-type="float">
            <text:p>59573792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0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6.161" calcext:value-type="float">
            <text:p>6.161</text:p>
          </table:table-cell>
          <table:table-cell office:value-type="float" office:value="8.836" calcext:value-type="float">
            <text:p>8.836</text:p>
          </table:table-cell>
          <table:table-cell office:value-type="float" office:value="10.374" calcext:value-type="float">
            <text:p>10.374</text:p>
          </table:table-cell>
          <table:table-cell office:value-type="float" office:value="7.865" calcext:value-type="float">
            <text:p>7.865</text:p>
          </table:table-cell>
          <table:table-cell office:value-type="float" office:value="4.542" calcext:value-type="float">
            <text:p>4.542</text:p>
          </table:table-cell>
          <table:table-cell office:value-type="float" office:value="7.692" calcext:value-type="float">
            <text:p>7.692</text:p>
          </table:table-cell>
          <table:table-cell office:value-type="float" office:value="7.063" calcext:value-type="float">
            <text:p>7.063</text:p>
          </table:table-cell>
          <table:table-cell office:value-type="float" office:value="4.472" calcext:value-type="float">
            <text:p>4.472</text:p>
          </table:table-cell>
          <table:table-cell office:value-type="float" office:value="5.137" calcext:value-type="float">
            <text:p>5.137</text:p>
          </table:table-cell>
          <table:table-cell office:value-type="float" office:value="6.089" calcext:value-type="float">
            <text:p>6.089</text:p>
          </table:table-cell>
          <table:table-cell office:value-type="float" office:value="8.604" calcext:value-type="float">
            <text:p>8.604</text:p>
          </table:table-cell>
          <table:table-cell office:value-type="float" office:value="5.178" calcext:value-type="float">
            <text:p>5.178</text:p>
          </table:table-cell>
          <table:table-cell office:value-type="float" office:value="10.701" calcext:value-type="float">
            <text:p>10.701</text:p>
          </table:table-cell>
          <table:table-cell office:value-type="float" office:value="18.887" calcext:value-type="float">
            <text:p>18.887</text:p>
          </table:table-cell>
          <table:table-cell office:value-type="float" office:value="15.468" calcext:value-type="float">
            <text:p>15.468</text:p>
          </table:table-cell>
          <table:table-cell office:value-type="float" office:value="12.198" calcext:value-type="float">
            <text:p>12.198</text:p>
          </table:table-cell>
          <table:table-cell office:value-type="float" office:value="14.637" calcext:value-type="float">
            <text:p>14.637</text:p>
          </table:table-cell>
          <table:table-cell office:value-type="float" office:value="18.36" calcext:value-type="float">
            <text:p>18.36</text:p>
          </table:table-cell>
          <table:table-cell office:value-type="float" office:value="23.937" calcext:value-type="float">
            <text:p>23.937</text:p>
          </table:table-cell>
          <table:table-cell office:value-type="float" office:value="16.878" calcext:value-type="float">
            <text:p>16.878</text:p>
          </table:table-cell>
          <table:table-cell office:value-type="float" office:value="0.000000162019308758443" calcext:value-type="float">
            <text:p>1.62E-07</text:p>
          </table:table-cell>
          <table:table-cell office:value-type="float" office:value="59794400" calcext:value-type="float">
            <text:p>597944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4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6.146" calcext:value-type="float">
            <text:p>6.146</text:p>
          </table:table-cell>
          <table:table-cell office:value-type="float" office:value="8.763" calcext:value-type="float">
            <text:p>8.763</text:p>
          </table:table-cell>
          <table:table-cell office:value-type="float" office:value="10.342" calcext:value-type="float">
            <text:p>10.342</text:p>
          </table:table-cell>
          <table:table-cell office:value-type="float" office:value="7.869" calcext:value-type="float">
            <text:p>7.869</text:p>
          </table:table-cell>
          <table:table-cell office:value-type="float" office:value="4.544" calcext:value-type="float">
            <text:p>4.544</text:p>
          </table:table-cell>
          <table:table-cell office:value-type="float" office:value="7.672" calcext:value-type="float">
            <text:p>7.672</text:p>
          </table:table-cell>
          <table:table-cell office:value-type="float" office:value="7.063" calcext:value-type="float">
            <text:p>7.063</text:p>
          </table:table-cell>
          <table:table-cell office:value-type="float" office:value="4.582" calcext:value-type="float">
            <text:p>4.582</text:p>
          </table:table-cell>
          <table:table-cell office:value-type="float" office:value="5.118" calcext:value-type="float">
            <text:p>5.118</text:p>
          </table:table-cell>
          <table:table-cell office:value-type="float" office:value="6.069" calcext:value-type="float">
            <text:p>6.069</text:p>
          </table:table-cell>
          <table:table-cell office:value-type="float" office:value="8.538" calcext:value-type="float">
            <text:p>8.538</text:p>
          </table:table-cell>
          <table:table-cell office:value-type="float" office:value="5.203" calcext:value-type="float">
            <text:p>5.203</text:p>
          </table:table-cell>
          <table:table-cell office:value-type="float" office:value="10.701" calcext:value-type="float">
            <text:p>10.701</text:p>
          </table:table-cell>
          <table:table-cell office:value-type="float" office:value="18.933" calcext:value-type="float">
            <text:p>18.933</text:p>
          </table:table-cell>
          <table:table-cell office:value-type="float" office:value="15.487" calcext:value-type="float">
            <text:p>15.487</text:p>
          </table:table-cell>
          <table:table-cell office:value-type="float" office:value="12.298" calcext:value-type="float">
            <text:p>12.298</text:p>
          </table:table-cell>
          <table:table-cell office:value-type="float" office:value="14.652" calcext:value-type="float">
            <text:p>14.652</text:p>
          </table:table-cell>
          <table:table-cell office:value-type="float" office:value="18.357" calcext:value-type="float">
            <text:p>18.357</text:p>
          </table:table-cell>
          <table:table-cell office:value-type="float" office:value="23.926" calcext:value-type="float">
            <text:p>23.926</text:p>
          </table:table-cell>
          <table:table-cell office:value-type="float" office:value="16.887" calcext:value-type="float">
            <text:p>16.887</text:p>
          </table:table-cell>
          <table:table-cell office:value-type="float" office:value="0.000000160548208999428" calcext:value-type="float">
            <text:p>1.61E-07</text:p>
          </table:table-cell>
          <table:table-cell office:value-type="float" office:value="60327240.5" calcext:value-type="float">
            <text:p>60327240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6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6.159" calcext:value-type="float">
            <text:p>6.159</text:p>
          </table:table-cell>
          <table:table-cell office:value-type="float" office:value="8.795" calcext:value-type="float">
            <text:p>8.795</text:p>
          </table:table-cell>
          <table:table-cell office:value-type="float" office:value="10.374" calcext:value-type="float">
            <text:p>10.374</text:p>
          </table:table-cell>
          <table:table-cell office:value-type="float" office:value="7.844" calcext:value-type="float">
            <text:p>7.844</text:p>
          </table:table-cell>
          <table:table-cell office:value-type="float" office:value="4.555" calcext:value-type="float">
            <text:p>4.555</text:p>
          </table:table-cell>
          <table:table-cell office:value-type="float" office:value="7.741" calcext:value-type="float">
            <text:p>7.741</text:p>
          </table:table-cell>
          <table:table-cell office:value-type="float" office:value="7.139" calcext:value-type="float">
            <text:p>7.139</text:p>
          </table:table-cell>
          <table:table-cell office:value-type="float" office:value="4.54" calcext:value-type="float">
            <text:p>4.54</text:p>
          </table:table-cell>
          <table:table-cell office:value-type="float" office:value="5.127" calcext:value-type="float">
            <text:p>5.127</text:p>
          </table:table-cell>
          <table:table-cell office:value-type="float" office:value="6.01" calcext:value-type="float">
            <text:p>6.01</text:p>
          </table:table-cell>
          <table:table-cell office:value-type="float" office:value="8.533" calcext:value-type="float">
            <text:p>8.533</text:p>
          </table:table-cell>
          <table:table-cell office:value-type="float" office:value="5.13" calcext:value-type="float">
            <text:p>5.13</text:p>
          </table:table-cell>
          <table:table-cell office:value-type="float" office:value="10.692" calcext:value-type="float">
            <text:p>10.692</text:p>
          </table:table-cell>
          <table:table-cell office:value-type="float" office:value="18.856" calcext:value-type="float">
            <text:p>18.856</text:p>
          </table:table-cell>
          <table:table-cell office:value-type="float" office:value="15.491" calcext:value-type="float">
            <text:p>15.491</text:p>
          </table:table-cell>
          <table:table-cell office:value-type="float" office:value="12.184" calcext:value-type="float">
            <text:p>12.184</text:p>
          </table:table-cell>
          <table:table-cell office:value-type="float" office:value="14.744" calcext:value-type="float">
            <text:p>14.744</text:p>
          </table:table-cell>
          <table:table-cell office:value-type="float" office:value="18.353" calcext:value-type="float">
            <text:p>18.353</text:p>
          </table:table-cell>
          <table:table-cell office:value-type="float" office:value="23.948" calcext:value-type="float">
            <text:p>23.948</text:p>
          </table:table-cell>
          <table:table-cell office:value-type="float" office:value="16.893" calcext:value-type="float">
            <text:p>16.893</text:p>
          </table:table-cell>
          <table:table-cell office:value-type="float" office:value="0.000000164199489148003" calcext:value-type="float">
            <text:p>1.64E-07</text:p>
          </table:table-cell>
          <table:table-cell office:value-type="float" office:value="59040910.5" calcext:value-type="float">
            <text:p>59040910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2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office:value-type="float" office:value="6.131" calcext:value-type="float">
            <text:p>6.131</text:p>
          </table:table-cell>
          <table:table-cell office:value-type="float" office:value="8.773" calcext:value-type="float">
            <text:p>8.773</text:p>
          </table:table-cell>
          <table:table-cell office:value-type="float" office:value="10.356" calcext:value-type="float">
            <text:p>10.356</text:p>
          </table:table-cell>
          <table:table-cell office:value-type="float" office:value="7.857" calcext:value-type="float">
            <text:p>7.857</text:p>
          </table:table-cell>
          <table:table-cell office:value-type="float" office:value="4.556" calcext:value-type="float">
            <text:p>4.556</text:p>
          </table:table-cell>
          <table:table-cell office:value-type="float" office:value="7.684" calcext:value-type="float">
            <text:p>7.684</text:p>
          </table:table-cell>
          <table:table-cell office:value-type="float" office:value="7.116" calcext:value-type="float">
            <text:p>7.116</text:p>
          </table:table-cell>
          <table:table-cell office:value-type="float" office:value="4.58" calcext:value-type="float">
            <text:p>4.58</text:p>
          </table:table-cell>
          <table:table-cell office:value-type="float" office:value="5.128" calcext:value-type="float">
            <text:p>5.128</text:p>
          </table:table-cell>
          <table:table-cell office:value-type="float" office:value="6.116" calcext:value-type="float">
            <text:p>6.116</text:p>
          </table:table-cell>
          <table:table-cell office:value-type="float" office:value="8.575" calcext:value-type="float">
            <text:p>8.575</text:p>
          </table:table-cell>
          <table:table-cell office:value-type="float" office:value="5.202" calcext:value-type="float">
            <text:p>5.202</text:p>
          </table:table-cell>
          <table:table-cell office:value-type="float" office:value="10.69" calcext:value-type="float">
            <text:p>10.69</text:p>
          </table:table-cell>
          <table:table-cell office:value-type="float" office:value="18.919" calcext:value-type="float">
            <text:p>18.919</text:p>
          </table:table-cell>
          <table:table-cell office:value-type="float" office:value="15.486" calcext:value-type="float">
            <text:p>15.486</text:p>
          </table:table-cell>
          <table:table-cell office:value-type="float" office:value="12.233" calcext:value-type="float">
            <text:p>12.233</text:p>
          </table:table-cell>
          <table:table-cell office:value-type="float" office:value="14.658" calcext:value-type="float">
            <text:p>14.658</text:p>
          </table:table-cell>
          <table:table-cell office:value-type="float" office:value="18.352" calcext:value-type="float">
            <text:p>18.352</text:p>
          </table:table-cell>
          <table:table-cell office:value-type="float" office:value="23.934" calcext:value-type="float">
            <text:p>23.934</text:p>
          </table:table-cell>
          <table:table-cell office:value-type="float" office:value="16.901" calcext:value-type="float">
            <text:p>16.901</text:p>
          </table:table-cell>
          <table:table-cell office:value-type="float" office:value="0.000000160798208692817" calcext:value-type="float">
            <text:p>1.61E-07</text:p>
          </table:table-cell>
          <table:table-cell office:value-type="float" office:value="60167918" calcext:value-type="float">
            <text:p>601679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5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float" office:value="6.157" calcext:value-type="float">
            <text:p>6.157</text:p>
          </table:table-cell>
          <table:table-cell office:value-type="float" office:value="8.781" calcext:value-type="float">
            <text:p>8.781</text:p>
          </table:table-cell>
          <table:table-cell office:value-type="float" office:value="10.347" calcext:value-type="float">
            <text:p>10.347</text:p>
          </table:table-cell>
          <table:table-cell office:value-type="float" office:value="7.854" calcext:value-type="float">
            <text:p>7.854</text:p>
          </table:table-cell>
          <table:table-cell office:value-type="float" office:value="4.531" calcext:value-type="float">
            <text:p>4.531</text:p>
          </table:table-cell>
          <table:table-cell office:value-type="float" office:value="7.658" calcext:value-type="float">
            <text:p>7.658</text:p>
          </table:table-cell>
          <table:table-cell office:value-type="float" office:value="7.107" calcext:value-type="float">
            <text:p>7.107</text:p>
          </table:table-cell>
          <table:table-cell office:value-type="float" office:value="4.577" calcext:value-type="float">
            <text:p>4.577</text:p>
          </table:table-cell>
          <table:table-cell office:value-type="float" office:value="5.15" calcext:value-type="float">
            <text:p>5.15</text:p>
          </table:table-cell>
          <table:table-cell office:value-type="float" office:value="6.123" calcext:value-type="float">
            <text:p>6.123</text:p>
          </table:table-cell>
          <table:table-cell office:value-type="float" office:value="8.588" calcext:value-type="float">
            <text:p>8.588</text:p>
          </table:table-cell>
          <table:table-cell office:value-type="float" office:value="5.189" calcext:value-type="float">
            <text:p>5.189</text:p>
          </table:table-cell>
          <table:table-cell office:value-type="float" office:value="10.687" calcext:value-type="float">
            <text:p>10.687</text:p>
          </table:table-cell>
          <table:table-cell office:value-type="float" office:value="18.94" calcext:value-type="float">
            <text:p>18.94</text:p>
          </table:table-cell>
          <table:table-cell office:value-type="float" office:value="15.451" calcext:value-type="float">
            <text:p>15.451</text:p>
          </table:table-cell>
          <table:table-cell office:value-type="float" office:value="12.277" calcext:value-type="float">
            <text:p>12.277</text:p>
          </table:table-cell>
          <table:table-cell office:value-type="float" office:value="14.648" calcext:value-type="float">
            <text:p>14.648</text:p>
          </table:table-cell>
          <table:table-cell office:value-type="float" office:value="18.333" calcext:value-type="float">
            <text:p>18.333</text:p>
          </table:table-cell>
          <table:table-cell office:value-type="float" office:value="23.929" calcext:value-type="float">
            <text:p>23.929</text:p>
          </table:table-cell>
          <table:table-cell office:value-type="float" office:value="16.869" calcext:value-type="float">
            <text:p>16.869</text:p>
          </table:table-cell>
          <table:table-cell office:value-type="float" office:value="0.000000159540090632445" calcext:value-type="float">
            <text:p>1.60E-07</text:p>
          </table:table-cell>
          <table:table-cell office:value-type="float" office:value="60471680.5" calcext:value-type="float">
            <text:p>60471680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1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16" calcext:value-type="float">
            <text:p>216</text:p>
          </table:table-cell>
          <table:table-cell office:value-type="float" office:value="6.156" calcext:value-type="float">
            <text:p>6.156</text:p>
          </table:table-cell>
          <table:table-cell office:value-type="float" office:value="8.83" calcext:value-type="float">
            <text:p>8.83</text:p>
          </table:table-cell>
          <table:table-cell office:value-type="float" office:value="10.352" calcext:value-type="float">
            <text:p>10.352</text:p>
          </table:table-cell>
          <table:table-cell office:value-type="float" office:value="7.868" calcext:value-type="float">
            <text:p>7.868</text:p>
          </table:table-cell>
          <table:table-cell office:value-type="float" office:value="4.53" calcext:value-type="float">
            <text:p>4.53</text:p>
          </table:table-cell>
          <table:table-cell office:value-type="float" office:value="7.691" calcext:value-type="float">
            <text:p>7.691</text:p>
          </table:table-cell>
          <table:table-cell office:value-type="float" office:value="7.017" calcext:value-type="float">
            <text:p>7.017</text:p>
          </table:table-cell>
          <table:table-cell office:value-type="float" office:value="4.481" calcext:value-type="float">
            <text:p>4.481</text:p>
          </table:table-cell>
          <table:table-cell office:value-type="float" office:value="5.142" calcext:value-type="float">
            <text:p>5.142</text:p>
          </table:table-cell>
          <table:table-cell office:value-type="float" office:value="6.035" calcext:value-type="float">
            <text:p>6.035</text:p>
          </table:table-cell>
          <table:table-cell office:value-type="float" office:value="8.567" calcext:value-type="float">
            <text:p>8.567</text:p>
          </table:table-cell>
          <table:table-cell office:value-type="float" office:value="5.136" calcext:value-type="float">
            <text:p>5.136</text:p>
          </table:table-cell>
          <table:table-cell office:value-type="float" office:value="10.685" calcext:value-type="float">
            <text:p>10.685</text:p>
          </table:table-cell>
          <table:table-cell office:value-type="float" office:value="18.883" calcext:value-type="float">
            <text:p>18.883</text:p>
          </table:table-cell>
          <table:table-cell office:value-type="float" office:value="15.467" calcext:value-type="float">
            <text:p>15.467</text:p>
          </table:table-cell>
          <table:table-cell office:value-type="float" office:value="12.26" calcext:value-type="float">
            <text:p>12.26</text:p>
          </table:table-cell>
          <table:table-cell office:value-type="float" office:value="14.696" calcext:value-type="float">
            <text:p>14.696</text:p>
          </table:table-cell>
          <table:table-cell office:value-type="float" office:value="18.326" calcext:value-type="float">
            <text:p>18.326</text:p>
          </table:table-cell>
          <table:table-cell office:value-type="float" office:value="23.911" calcext:value-type="float">
            <text:p>23.911</text:p>
          </table:table-cell>
          <table:table-cell office:value-type="float" office:value="16.887" calcext:value-type="float">
            <text:p>16.887</text:p>
          </table:table-cell>
          <table:table-cell office:value-type="float" office:value="0.000000160835953637239" calcext:value-type="float">
            <text:p>1.61E-07</text:p>
          </table:table-cell>
          <table:table-cell office:value-type="float" office:value="59991169" calcext:value-type="float">
            <text:p>599911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5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office:value-type="float" office:value="6.15" calcext:value-type="float">
            <text:p>6.15</text:p>
          </table:table-cell>
          <table:table-cell office:value-type="float" office:value="8.913" calcext:value-type="float">
            <text:p>8.913</text:p>
          </table:table-cell>
          <table:table-cell office:value-type="float" office:value="10.385" calcext:value-type="float">
            <text:p>10.385</text:p>
          </table:table-cell>
          <table:table-cell office:value-type="float" office:value="7.882" calcext:value-type="float">
            <text:p>7.882</text:p>
          </table:table-cell>
          <table:table-cell office:value-type="float" office:value="4.55" calcext:value-type="float">
            <text:p>4.55</text:p>
          </table:table-cell>
          <table:table-cell office:value-type="float" office:value="7.756" calcext:value-type="float">
            <text:p>7.756</text:p>
          </table:table-cell>
          <table:table-cell office:value-type="float" office:value="7.064" calcext:value-type="float">
            <text:p>7.064</text:p>
          </table:table-cell>
          <table:table-cell office:value-type="float" office:value="4.482" calcext:value-type="float">
            <text:p>4.482</text:p>
          </table:table-cell>
          <table:table-cell office:value-type="float" office:value="5.121" calcext:value-type="float">
            <text:p>5.121</text:p>
          </table:table-cell>
          <table:table-cell office:value-type="float" office:value="5.959" calcext:value-type="float">
            <text:p>5.959</text:p>
          </table:table-cell>
          <table:table-cell office:value-type="float" office:value="8.509" calcext:value-type="float">
            <text:p>8.509</text:p>
          </table:table-cell>
          <table:table-cell office:value-type="float" office:value="5.074" calcext:value-type="float">
            <text:p>5.074</text:p>
          </table:table-cell>
          <table:table-cell office:value-type="float" office:value="10.677" calcext:value-type="float">
            <text:p>10.677</text:p>
          </table:table-cell>
          <table:table-cell office:value-type="float" office:value="18.78" calcext:value-type="float">
            <text:p>18.78</text:p>
          </table:table-cell>
          <table:table-cell office:value-type="float" office:value="15.461" calcext:value-type="float">
            <text:p>15.461</text:p>
          </table:table-cell>
          <table:table-cell office:value-type="float" office:value="12.133" calcext:value-type="float">
            <text:p>12.133</text:p>
          </table:table-cell>
          <table:table-cell office:value-type="float" office:value="14.758" calcext:value-type="float">
            <text:p>14.758</text:p>
          </table:table-cell>
          <table:table-cell office:value-type="float" office:value="18.308" calcext:value-type="float">
            <text:p>18.308</text:p>
          </table:table-cell>
          <table:table-cell office:value-type="float" office:value="23.864" calcext:value-type="float">
            <text:p>23.864</text:p>
          </table:table-cell>
          <table:table-cell office:value-type="float" office:value="16.876" calcext:value-type="float">
            <text:p>16.876</text:p>
          </table:table-cell>
          <table:table-cell office:value-type="float" office:value="0.000000165209773938367" calcext:value-type="float">
            <text:p>1.65E-07</text:p>
          </table:table-cell>
          <table:table-cell office:value-type="float" office:value="58715174" calcext:value-type="float">
            <text:p>587151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6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.158" calcext:value-type="float">
            <text:p>6.158</text:p>
          </table:table-cell>
          <table:table-cell office:value-type="float" office:value="8.771" calcext:value-type="float">
            <text:p>8.771</text:p>
          </table:table-cell>
          <table:table-cell office:value-type="float" office:value="10.32" calcext:value-type="float">
            <text:p>10.32</text:p>
          </table:table-cell>
          <table:table-cell office:value-type="float" office:value="7.862" calcext:value-type="float">
            <text:p>7.862</text:p>
          </table:table-cell>
          <table:table-cell office:value-type="float" office:value="4.495" calcext:value-type="float">
            <text:p>4.495</text:p>
          </table:table-cell>
          <table:table-cell office:value-type="float" office:value="7.643" calcext:value-type="float">
            <text:p>7.643</text:p>
          </table:table-cell>
          <table:table-cell office:value-type="float" office:value="6.988" calcext:value-type="float">
            <text:p>6.988</text:p>
          </table:table-cell>
          <table:table-cell office:value-type="float" office:value="4.539" calcext:value-type="float">
            <text:p>4.539</text:p>
          </table:table-cell>
          <table:table-cell office:value-type="float" office:value="5.132" calcext:value-type="float">
            <text:p>5.132</text:p>
          </table:table-cell>
          <table:table-cell office:value-type="float" office:value="6.074" calcext:value-type="float">
            <text:p>6.074</text:p>
          </table:table-cell>
          <table:table-cell office:value-type="float" office:value="8.573" calcext:value-type="float">
            <text:p>8.573</text:p>
          </table:table-cell>
          <table:table-cell office:value-type="float" office:value="5.168" calcext:value-type="float">
            <text:p>5.168</text:p>
          </table:table-cell>
          <table:table-cell office:value-type="float" office:value="10.646" calcext:value-type="float">
            <text:p>10.646</text:p>
          </table:table-cell>
          <table:table-cell office:value-type="float" office:value="18.903" calcext:value-type="float">
            <text:p>18.903</text:p>
          </table:table-cell>
          <table:table-cell office:value-type="float" office:value="15.39" calcext:value-type="float">
            <text:p>15.39</text:p>
          </table:table-cell>
          <table:table-cell office:value-type="float" office:value="12.27" calcext:value-type="float">
            <text:p>12.27</text:p>
          </table:table-cell>
          <table:table-cell office:value-type="float" office:value="14.624" calcext:value-type="float">
            <text:p>14.624</text:p>
          </table:table-cell>
          <table:table-cell office:value-type="float" office:value="18.294" calcext:value-type="float">
            <text:p>18.294</text:p>
          </table:table-cell>
          <table:table-cell office:value-type="float" office:value="23.884" calcext:value-type="float">
            <text:p>23.884</text:p>
          </table:table-cell>
          <table:table-cell office:value-type="float" office:value="16.832" calcext:value-type="float">
            <text:p>16.832</text:p>
          </table:table-cell>
          <table:table-cell office:value-type="float" office:value="0.000000158706976408173" calcext:value-type="float">
            <text:p>1.59E-07</text:p>
          </table:table-cell>
          <table:table-cell office:value-type="float" office:value="60603380" calcext:value-type="float">
            <text:p>6060338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7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76" calcext:value-type="float">
            <text:p>276</text:p>
          </table:table-cell>
          <table:table-cell office:value-type="float" office:value="6.125" calcext:value-type="float">
            <text:p>6.125</text:p>
          </table:table-cell>
          <table:table-cell office:value-type="float" office:value="8.743" calcext:value-type="float">
            <text:p>8.743</text:p>
          </table:table-cell>
          <table:table-cell office:value-type="float" office:value="10.304" calcext:value-type="float">
            <text:p>10.304</text:p>
          </table:table-cell>
          <table:table-cell office:value-type="float" office:value="7.865" calcext:value-type="float">
            <text:p>7.865</text:p>
          </table:table-cell>
          <table:table-cell office:value-type="float" office:value="4.502" calcext:value-type="float">
            <text:p>4.502</text:p>
          </table:table-cell>
          <table:table-cell office:value-type="float" office:value="7.621" calcext:value-type="float">
            <text:p>7.621</text:p>
          </table:table-cell>
          <table:table-cell office:value-type="float" office:value="6.961" calcext:value-type="float">
            <text:p>6.961</text:p>
          </table:table-cell>
          <table:table-cell office:value-type="float" office:value="4.493" calcext:value-type="float">
            <text:p>4.493</text:p>
          </table:table-cell>
          <table:table-cell office:value-type="float" office:value="5.095" calcext:value-type="float">
            <text:p>5.095</text:p>
          </table:table-cell>
          <table:table-cell office:value-type="float" office:value="6.098" calcext:value-type="float">
            <text:p>6.098</text:p>
          </table:table-cell>
          <table:table-cell office:value-type="float" office:value="8.56" calcext:value-type="float">
            <text:p>8.56</text:p>
          </table:table-cell>
          <table:table-cell office:value-type="float" office:value="5.201" calcext:value-type="float">
            <text:p>5.201</text:p>
          </table:table-cell>
          <table:table-cell office:value-type="float" office:value="10.629" calcext:value-type="float">
            <text:p>10.629</text:p>
          </table:table-cell>
          <table:table-cell office:value-type="float" office:value="18.853" calcext:value-type="float">
            <text:p>18.853</text:p>
          </table:table-cell>
          <table:table-cell office:value-type="float" office:value="15.367" calcext:value-type="float">
            <text:p>15.367</text:p>
          </table:table-cell>
          <table:table-cell office:value-type="float" office:value="12.309" calcext:value-type="float">
            <text:p>12.309</text:p>
          </table:table-cell>
          <table:table-cell office:value-type="float" office:value="14.549" calcext:value-type="float">
            <text:p>14.549</text:p>
          </table:table-cell>
          <table:table-cell office:value-type="float" office:value="18.255" calcext:value-type="float">
            <text:p>18.255</text:p>
          </table:table-cell>
          <table:table-cell office:value-type="float" office:value="23.853" calcext:value-type="float">
            <text:p>23.853</text:p>
          </table:table-cell>
          <table:table-cell office:value-type="float" office:value="16.825" calcext:value-type="float">
            <text:p>16.825</text:p>
          </table:table-cell>
          <table:table-cell office:value-type="float" office:value="0.000000158231283497032" calcext:value-type="float">
            <text:p>1.58E-07</text:p>
          </table:table-cell>
          <table:table-cell office:value-type="float" office:value="60723663" calcext:value-type="float">
            <text:p>607236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3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6.149" calcext:value-type="float">
            <text:p>6.149</text:p>
          </table:table-cell>
          <table:table-cell office:value-type="float" office:value="8.891" calcext:value-type="float">
            <text:p>8.891</text:p>
          </table:table-cell>
          <table:table-cell office:value-type="float" office:value="10.4" calcext:value-type="float">
            <text:p>10.4</text:p>
          </table:table-cell>
          <table:table-cell office:value-type="float" office:value="7.863" calcext:value-type="float">
            <text:p>7.863</text:p>
          </table:table-cell>
          <table:table-cell office:value-type="float" office:value="4.563" calcext:value-type="float">
            <text:p>4.563</text:p>
          </table:table-cell>
          <table:table-cell office:value-type="float" office:value="7.752" calcext:value-type="float">
            <text:p>7.752</text:p>
          </table:table-cell>
          <table:table-cell office:value-type="float" office:value="7.186" calcext:value-type="float">
            <text:p>7.186</text:p>
          </table:table-cell>
          <table:table-cell office:value-type="float" office:value="4.48" calcext:value-type="float">
            <text:p>4.48</text:p>
          </table:table-cell>
          <table:table-cell office:value-type="float" office:value="5.098" calcext:value-type="float">
            <text:p>5.098</text:p>
          </table:table-cell>
          <table:table-cell office:value-type="float" office:value="5.92" calcext:value-type="float">
            <text:p>5.92</text:p>
          </table:table-cell>
          <table:table-cell office:value-type="float" office:value="8.494" calcext:value-type="float">
            <text:p>8.494</text:p>
          </table:table-cell>
          <table:table-cell office:value-type="float" office:value="5.114" calcext:value-type="float">
            <text:p>5.114</text:p>
          </table:table-cell>
          <table:table-cell office:value-type="float" office:value="10.623" calcext:value-type="float">
            <text:p>10.623</text:p>
          </table:table-cell>
          <table:table-cell office:value-type="float" office:value="18.694" calcext:value-type="float">
            <text:p>18.694</text:p>
          </table:table-cell>
          <table:table-cell office:value-type="float" office:value="15.363" calcext:value-type="float">
            <text:p>15.363</text:p>
          </table:table-cell>
          <table:table-cell office:value-type="float" office:value="12.148" calcext:value-type="float">
            <text:p>12.148</text:p>
          </table:table-cell>
          <table:table-cell office:value-type="float" office:value="14.569" calcext:value-type="float">
            <text:p>14.569</text:p>
          </table:table-cell>
          <table:table-cell office:value-type="float" office:value="18.199" calcext:value-type="float">
            <text:p>18.199</text:p>
          </table:table-cell>
          <table:table-cell office:value-type="float" office:value="23.818" calcext:value-type="float">
            <text:p>23.818</text:p>
          </table:table-cell>
          <table:table-cell office:value-type="float" office:value="16.774" calcext:value-type="float">
            <text:p>16.774</text:p>
          </table:table-cell>
          <table:table-cell office:value-type="float" office:value="0.000000165258589706925" calcext:value-type="float">
            <text:p>1.65E-07</text:p>
          </table:table-cell>
          <table:table-cell office:value-type="float" office:value="58616026" calcext:value-type="float">
            <text:p>58616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8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88" calcext:value-type="float">
            <text:p>288</text:p>
          </table:table-cell>
          <table:table-cell office:value-type="float" office:value="6.108" calcext:value-type="float">
            <text:p>6.108</text:p>
          </table:table-cell>
          <table:table-cell office:value-type="float" office:value="8.7" calcext:value-type="float">
            <text:p>8.7</text:p>
          </table:table-cell>
          <table:table-cell office:value-type="float" office:value="10.301" calcext:value-type="float">
            <text:p>10.301</text:p>
          </table:table-cell>
          <table:table-cell office:value-type="float" office:value="7.864" calcext:value-type="float">
            <text:p>7.864</text:p>
          </table:table-cell>
          <table:table-cell office:value-type="float" office:value="4.501" calcext:value-type="float">
            <text:p>4.501</text:p>
          </table:table-cell>
          <table:table-cell office:value-type="float" office:value="7.612" calcext:value-type="float">
            <text:p>7.612</text:p>
          </table:table-cell>
          <table:table-cell office:value-type="float" office:value="6.984" calcext:value-type="float">
            <text:p>6.984</text:p>
          </table:table-cell>
          <table:table-cell office:value-type="float" office:value="4.53" calcext:value-type="float">
            <text:p>4.53</text:p>
          </table:table-cell>
          <table:table-cell office:value-type="float" office:value="5.14" calcext:value-type="float">
            <text:p>5.14</text:p>
          </table:table-cell>
          <table:table-cell office:value-type="float" office:value="6.092" calcext:value-type="float">
            <text:p>6.092</text:p>
          </table:table-cell>
          <table:table-cell office:value-type="float" office:value="8.582" calcext:value-type="float">
            <text:p>8.582</text:p>
          </table:table-cell>
          <table:table-cell office:value-type="float" office:value="5.212" calcext:value-type="float">
            <text:p>5.212</text:p>
          </table:table-cell>
          <table:table-cell office:value-type="float" office:value="10.623" calcext:value-type="float">
            <text:p>10.623</text:p>
          </table:table-cell>
          <table:table-cell office:value-type="float" office:value="18.868" calcext:value-type="float">
            <text:p>18.868</text:p>
          </table:table-cell>
          <table:table-cell office:value-type="float" office:value="15.349" calcext:value-type="float">
            <text:p>15.349</text:p>
          </table:table-cell>
          <table:table-cell office:value-type="float" office:value="12.25" calcext:value-type="float">
            <text:p>12.25</text:p>
          </table:table-cell>
          <table:table-cell office:value-type="float" office:value="14.597" calcext:value-type="float">
            <text:p>14.597</text:p>
          </table:table-cell>
          <table:table-cell office:value-type="float" office:value="18.253" calcext:value-type="float">
            <text:p>18.253</text:p>
          </table:table-cell>
          <table:table-cell office:value-type="float" office:value="23.85" calcext:value-type="float">
            <text:p>23.85</text:p>
          </table:table-cell>
          <table:table-cell office:value-type="float" office:value="16.861" calcext:value-type="float">
            <text:p>16.861</text:p>
          </table:table-cell>
          <table:table-cell office:value-type="float" office:value="0.000000157831415196398" calcext:value-type="float">
            <text:p>1.58E-07</text:p>
          </table:table-cell>
          <table:table-cell office:value-type="float" office:value="60834355.5" calcext:value-type="float">
            <text:p>60834355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4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6.135" calcext:value-type="float">
            <text:p>6.135</text:p>
          </table:table-cell>
          <table:table-cell office:value-type="float" office:value="8.876" calcext:value-type="float">
            <text:p>8.876</text:p>
          </table:table-cell>
          <table:table-cell office:value-type="float" office:value="10.374" calcext:value-type="float">
            <text:p>10.374</text:p>
          </table:table-cell>
          <table:table-cell office:value-type="float" office:value="7.867" calcext:value-type="float">
            <text:p>7.867</text:p>
          </table:table-cell>
          <table:table-cell office:value-type="float" office:value="4.568" calcext:value-type="float">
            <text:p>4.568</text:p>
          </table:table-cell>
          <table:table-cell office:value-type="float" office:value="7.728" calcext:value-type="float">
            <text:p>7.728</text:p>
          </table:table-cell>
          <table:table-cell office:value-type="float" office:value="7.171" calcext:value-type="float">
            <text:p>7.171</text:p>
          </table:table-cell>
          <table:table-cell office:value-type="float" office:value="4.557" calcext:value-type="float">
            <text:p>4.557</text:p>
          </table:table-cell>
          <table:table-cell office:value-type="float" office:value="5.103" calcext:value-type="float">
            <text:p>5.103</text:p>
          </table:table-cell>
          <table:table-cell office:value-type="float" office:value="5.928" calcext:value-type="float">
            <text:p>5.928</text:p>
          </table:table-cell>
          <table:table-cell office:value-type="float" office:value="8.46" calcext:value-type="float">
            <text:p>8.46</text:p>
          </table:table-cell>
          <table:table-cell office:value-type="float" office:value="5.067" calcext:value-type="float">
            <text:p>5.067</text:p>
          </table:table-cell>
          <table:table-cell office:value-type="float" office:value="10.619" calcext:value-type="float">
            <text:p>10.619</text:p>
          </table:table-cell>
          <table:table-cell office:value-type="float" office:value="18.739" calcext:value-type="float">
            <text:p>18.739</text:p>
          </table:table-cell>
          <table:table-cell office:value-type="float" office:value="15.452" calcext:value-type="float">
            <text:p>15.452</text:p>
          </table:table-cell>
          <table:table-cell office:value-type="float" office:value="12.191" calcext:value-type="float">
            <text:p>12.191</text:p>
          </table:table-cell>
          <table:table-cell office:value-type="float" office:value="14.661" calcext:value-type="float">
            <text:p>14.661</text:p>
          </table:table-cell>
          <table:table-cell office:value-type="float" office:value="18.272" calcext:value-type="float">
            <text:p>18.272</text:p>
          </table:table-cell>
          <table:table-cell office:value-type="float" office:value="23.847" calcext:value-type="float">
            <text:p>23.847</text:p>
          </table:table-cell>
          <table:table-cell office:value-type="float" office:value="16.823" calcext:value-type="float">
            <text:p>16.823</text:p>
          </table:table-cell>
          <table:table-cell office:value-type="float" office:value="0.000000164792334718654" calcext:value-type="float">
            <text:p>1.65E-07</text:p>
          </table:table-cell>
          <table:table-cell office:value-type="float" office:value="58586887.5" calcext:value-type="float">
            <text:p>58586887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30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6.099" calcext:value-type="float">
            <text:p>6.099</text:p>
          </table:table-cell>
          <table:table-cell office:value-type="float" office:value="8.709" calcext:value-type="float">
            <text:p>8.709</text:p>
          </table:table-cell>
          <table:table-cell office:value-type="float" office:value="10.292" calcext:value-type="float">
            <text:p>10.292</text:p>
          </table:table-cell>
          <table:table-cell office:value-type="float" office:value="7.848" calcext:value-type="float">
            <text:p>7.848</text:p>
          </table:table-cell>
          <table:table-cell office:value-type="float" office:value="4.56" calcext:value-type="float">
            <text:p>4.56</text:p>
          </table:table-cell>
          <table:table-cell office:value-type="float" office:value="7.612" calcext:value-type="float">
            <text:p>7.612</text:p>
          </table:table-cell>
          <table:table-cell office:value-type="float" office:value="7.048" calcext:value-type="float">
            <text:p>7.048</text:p>
          </table:table-cell>
          <table:table-cell office:value-type="float" office:value="4.595" calcext:value-type="float">
            <text:p>4.595</text:p>
          </table:table-cell>
          <table:table-cell office:value-type="float" office:value="5.125" calcext:value-type="float">
            <text:p>5.125</text:p>
          </table:table-cell>
          <table:table-cell office:value-type="float" office:value="6.173" calcext:value-type="float">
            <text:p>6.173</text:p>
          </table:table-cell>
          <table:table-cell office:value-type="float" office:value="8.608" calcext:value-type="float">
            <text:p>8.608</text:p>
          </table:table-cell>
          <table:table-cell office:value-type="float" office:value="5.236" calcext:value-type="float">
            <text:p>5.236</text:p>
          </table:table-cell>
          <table:table-cell office:value-type="float" office:value="10.615" calcext:value-type="float">
            <text:p>10.615</text:p>
          </table:table-cell>
          <table:table-cell office:value-type="float" office:value="18.891" calcext:value-type="float">
            <text:p>18.891</text:p>
          </table:table-cell>
          <table:table-cell office:value-type="float" office:value="15.351" calcext:value-type="float">
            <text:p>15.351</text:p>
          </table:table-cell>
          <table:table-cell office:value-type="float" office:value="12.224" calcext:value-type="float">
            <text:p>12.224</text:p>
          </table:table-cell>
          <table:table-cell office:value-type="float" office:value="14.556" calcext:value-type="float">
            <text:p>14.556</text:p>
          </table:table-cell>
          <table:table-cell office:value-type="float" office:value="18.267" calcext:value-type="float">
            <text:p>18.267</text:p>
          </table:table-cell>
          <table:table-cell office:value-type="float" office:value="23.874" calcext:value-type="float">
            <text:p>23.874</text:p>
          </table:table-cell>
          <table:table-cell office:value-type="float" office:value="16.857" calcext:value-type="float">
            <text:p>16.857</text:p>
          </table:table-cell>
          <table:table-cell office:value-type="float" office:value="0.000000157475027005074" calcext:value-type="float">
            <text:p>1.57E-07</text:p>
          </table:table-cell>
          <table:table-cell office:value-type="float" office:value="60936095.5" calcext:value-type="float">
            <text:p>60936095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32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324" calcext:value-type="float">
            <text:p>324</text:p>
          </table:table-cell>
          <table:table-cell office:value-type="float" office:value="6.106" calcext:value-type="float">
            <text:p>6.106</text:p>
          </table:table-cell>
          <table:table-cell office:value-type="float" office:value="8.668" calcext:value-type="float">
            <text:p>8.668</text:p>
          </table:table-cell>
          <table:table-cell office:value-type="float" office:value="10.263" calcext:value-type="float">
            <text:p>10.263</text:p>
          </table:table-cell>
          <table:table-cell office:value-type="float" office:value="7.857" calcext:value-type="float">
            <text:p>7.857</text:p>
          </table:table-cell>
          <table:table-cell office:value-type="float" office:value="4.467" calcext:value-type="float">
            <text:p>4.467</text:p>
          </table:table-cell>
          <table:table-cell office:value-type="float" office:value="7.627" calcext:value-type="float">
            <text:p>7.627</text:p>
          </table:table-cell>
          <table:table-cell office:value-type="float" office:value="6.931" calcext:value-type="float">
            <text:p>6.931</text:p>
          </table:table-cell>
          <table:table-cell office:value-type="float" office:value="4.549" calcext:value-type="float">
            <text:p>4.549</text:p>
          </table:table-cell>
          <table:table-cell office:value-type="float" office:value="5.099" calcext:value-type="float">
            <text:p>5.099</text:p>
          </table:table-cell>
          <table:table-cell office:value-type="float" office:value="6.169" calcext:value-type="float">
            <text:p>6.169</text:p>
          </table:table-cell>
          <table:table-cell office:value-type="float" office:value="8.573" calcext:value-type="float">
            <text:p>8.573</text:p>
          </table:table-cell>
          <table:table-cell office:value-type="float" office:value="5.212" calcext:value-type="float">
            <text:p>5.212</text:p>
          </table:table-cell>
          <table:table-cell office:value-type="float" office:value="10.612" calcext:value-type="float">
            <text:p>10.612</text:p>
          </table:table-cell>
          <table:table-cell office:value-type="float" office:value="18.87" calcext:value-type="float">
            <text:p>18.87</text:p>
          </table:table-cell>
          <table:table-cell office:value-type="float" office:value="15.348" calcext:value-type="float">
            <text:p>15.348</text:p>
          </table:table-cell>
          <table:table-cell office:value-type="float" office:value="12.211" calcext:value-type="float">
            <text:p>12.211</text:p>
          </table:table-cell>
          <table:table-cell office:value-type="float" office:value="14.511" calcext:value-type="float">
            <text:p>14.511</text:p>
          </table:table-cell>
          <table:table-cell office:value-type="float" office:value="18.262" calcext:value-type="float">
            <text:p>18.262</text:p>
          </table:table-cell>
          <table:table-cell office:value-type="float" office:value="23.847" calcext:value-type="float">
            <text:p>23.847</text:p>
          </table:table-cell>
          <table:table-cell office:value-type="float" office:value="16.848" calcext:value-type="float">
            <text:p>16.848</text:p>
          </table:table-cell>
          <table:table-cell office:value-type="float" office:value="0.000000156999257182363" calcext:value-type="float">
            <text:p>1.57E-07</text:p>
          </table:table-cell>
          <table:table-cell office:value-type="float" office:value="61117875" calcext:value-type="float">
            <text:p>611178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31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312" calcext:value-type="float">
            <text:p>312</text:p>
          </table:table-cell>
          <table:table-cell office:value-type="float" office:value="6.102" calcext:value-type="float">
            <text:p>6.102</text:p>
          </table:table-cell>
          <table:table-cell office:value-type="float" office:value="8.749" calcext:value-type="float">
            <text:p>8.749</text:p>
          </table:table-cell>
          <table:table-cell office:value-type="float" office:value="10.288" calcext:value-type="float">
            <text:p>10.288</text:p>
          </table:table-cell>
          <table:table-cell office:value-type="float" office:value="7.88" calcext:value-type="float">
            <text:p>7.88</text:p>
          </table:table-cell>
          <table:table-cell office:value-type="float" office:value="4.504" calcext:value-type="float">
            <text:p>4.504</text:p>
          </table:table-cell>
          <table:table-cell office:value-type="float" office:value="7.615" calcext:value-type="float">
            <text:p>7.615</text:p>
          </table:table-cell>
          <table:table-cell office:value-type="float" office:value="6.96" calcext:value-type="float">
            <text:p>6.96</text:p>
          </table:table-cell>
          <table:table-cell office:value-type="float" office:value="4.554" calcext:value-type="float">
            <text:p>4.554</text:p>
          </table:table-cell>
          <table:table-cell office:value-type="float" office:value="5.108" calcext:value-type="float">
            <text:p>5.108</text:p>
          </table:table-cell>
          <table:table-cell office:value-type="float" office:value="6.068" calcext:value-type="float">
            <text:p>6.068</text:p>
          </table:table-cell>
          <table:table-cell office:value-type="float" office:value="8.558" calcext:value-type="float">
            <text:p>8.558</text:p>
          </table:table-cell>
          <table:table-cell office:value-type="float" office:value="5.219" calcext:value-type="float">
            <text:p>5.219</text:p>
          </table:table-cell>
          <table:table-cell office:value-type="float" office:value="10.598" calcext:value-type="float">
            <text:p>10.598</text:p>
          </table:table-cell>
          <table:table-cell office:value-type="float" office:value="18.833" calcext:value-type="float">
            <text:p>18.833</text:p>
          </table:table-cell>
          <table:table-cell office:value-type="float" office:value="15.334" calcext:value-type="float">
            <text:p>15.334</text:p>
          </table:table-cell>
          <table:table-cell office:value-type="float" office:value="12.229" calcext:value-type="float">
            <text:p>12.229</text:p>
          </table:table-cell>
          <table:table-cell office:value-type="float" office:value="14.585" calcext:value-type="float">
            <text:p>14.585</text:p>
          </table:table-cell>
          <table:table-cell office:value-type="float" office:value="18.255" calcext:value-type="float">
            <text:p>18.255</text:p>
          </table:table-cell>
          <table:table-cell office:value-type="float" office:value="23.821" calcext:value-type="float">
            <text:p>23.821</text:p>
          </table:table-cell>
          <table:table-cell office:value-type="float" office:value="16.855" calcext:value-type="float">
            <text:p>16.855</text:p>
          </table:table-cell>
          <table:table-cell office:value-type="float" office:value="0.000000156808387178057" calcext:value-type="float">
            <text:p>1.57E-07</text:p>
          </table:table-cell>
          <table:table-cell office:value-type="float" office:value="61030461.5" calcext:value-type="float">
            <text:p>61030461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.123" calcext:value-type="float">
            <text:p>6.123</text:p>
          </table:table-cell>
          <table:table-cell office:value-type="float" office:value="8.895" calcext:value-type="float">
            <text:p>8.895</text:p>
          </table:table-cell>
          <table:table-cell office:value-type="float" office:value="10.381" calcext:value-type="float">
            <text:p>10.381</text:p>
          </table:table-cell>
          <table:table-cell office:value-type="float" office:value="7.85" calcext:value-type="float">
            <text:p>7.85</text:p>
          </table:table-cell>
          <table:table-cell office:value-type="float" office:value="4.594" calcext:value-type="float">
            <text:p>4.594</text:p>
          </table:table-cell>
          <table:table-cell office:value-type="float" office:value="7.765" calcext:value-type="float">
            <text:p>7.765</text:p>
          </table:table-cell>
          <table:table-cell office:value-type="float" office:value="7.147" calcext:value-type="float">
            <text:p>7.147</text:p>
          </table:table-cell>
          <table:table-cell office:value-type="float" office:value="4.475" calcext:value-type="float">
            <text:p>4.475</text:p>
          </table:table-cell>
          <table:table-cell office:value-type="float" office:value="5.104" calcext:value-type="float">
            <text:p>5.104</text:p>
          </table:table-cell>
          <table:table-cell office:value-type="float" office:value="5.848" calcext:value-type="float">
            <text:p>5.848</text:p>
          </table:table-cell>
          <table:table-cell office:value-type="float" office:value="8.471" calcext:value-type="float">
            <text:p>8.471</text:p>
          </table:table-cell>
          <table:table-cell office:value-type="float" office:value="5.043" calcext:value-type="float">
            <text:p>5.043</text:p>
          </table:table-cell>
          <table:table-cell office:value-type="float" office:value="10.588" calcext:value-type="float">
            <text:p>10.588</text:p>
          </table:table-cell>
          <table:table-cell office:value-type="float" office:value="18.658" calcext:value-type="float">
            <text:p>18.658</text:p>
          </table:table-cell>
          <table:table-cell office:value-type="float" office:value="15.321" calcext:value-type="float">
            <text:p>15.321</text:p>
          </table:table-cell>
          <table:table-cell office:value-type="float" office:value="12.145" calcext:value-type="float">
            <text:p>12.145</text:p>
          </table:table-cell>
          <table:table-cell office:value-type="float" office:value="14.64" calcext:value-type="float">
            <text:p>14.64</text:p>
          </table:table-cell>
          <table:table-cell office:value-type="float" office:value="18.166" calcext:value-type="float">
            <text:p>18.166</text:p>
          </table:table-cell>
          <table:table-cell office:value-type="float" office:value="23.831" calcext:value-type="float">
            <text:p>23.831</text:p>
          </table:table-cell>
          <table:table-cell office:value-type="float" office:value="16.823" calcext:value-type="float">
            <text:p>16.823</text:p>
          </table:table-cell>
          <table:table-cell office:value-type="float" office:value="0.000000165162191850812" calcext:value-type="float">
            <text:p>1.65E-07</text:p>
          </table:table-cell>
          <table:table-cell office:value-type="float" office:value="58607560" calcext:value-type="float">
            <text:p>5860756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0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6.138" calcext:value-type="float">
            <text:p>6.138</text:p>
          </table:table-cell>
          <table:table-cell office:value-type="float" office:value="8.923" calcext:value-type="float">
            <text:p>8.923</text:p>
          </table:table-cell>
          <table:table-cell office:value-type="float" office:value="10.382" calcext:value-type="float">
            <text:p>10.382</text:p>
          </table:table-cell>
          <table:table-cell office:value-type="float" office:value="7.854" calcext:value-type="float">
            <text:p>7.854</text:p>
          </table:table-cell>
          <table:table-cell office:value-type="float" office:value="4.573" calcext:value-type="float">
            <text:p>4.573</text:p>
          </table:table-cell>
          <table:table-cell office:value-type="float" office:value="7.796" calcext:value-type="float">
            <text:p>7.796</text:p>
          </table:table-cell>
          <table:table-cell office:value-type="float" office:value="7.049" calcext:value-type="float">
            <text:p>7.049</text:p>
          </table:table-cell>
          <table:table-cell office:value-type="float" office:value="4.433" calcext:value-type="float">
            <text:p>4.433</text:p>
          </table:table-cell>
          <table:table-cell office:value-type="float" office:value="5.055" calcext:value-type="float">
            <text:p>5.055</text:p>
          </table:table-cell>
          <table:table-cell office:value-type="float" office:value="5.828" calcext:value-type="float">
            <text:p>5.828</text:p>
          </table:table-cell>
          <table:table-cell office:value-type="float" office:value="8.485" calcext:value-type="float">
            <text:p>8.485</text:p>
          </table:table-cell>
          <table:table-cell office:value-type="float" office:value="5.045" calcext:value-type="float">
            <text:p>5.045</text:p>
          </table:table-cell>
          <table:table-cell office:value-type="float" office:value="10.529" calcext:value-type="float">
            <text:p>10.529</text:p>
          </table:table-cell>
          <table:table-cell office:value-type="float" office:value="18.6" calcext:value-type="float">
            <text:p>18.6</text:p>
          </table:table-cell>
          <table:table-cell office:value-type="float" office:value="15.263" calcext:value-type="float">
            <text:p>15.263</text:p>
          </table:table-cell>
          <table:table-cell office:value-type="float" office:value="12.072" calcext:value-type="float">
            <text:p>12.072</text:p>
          </table:table-cell>
          <table:table-cell office:value-type="float" office:value="14.528" calcext:value-type="float">
            <text:p>14.528</text:p>
          </table:table-cell>
          <table:table-cell office:value-type="float" office:value="18.146" calcext:value-type="float">
            <text:p>18.146</text:p>
          </table:table-cell>
          <table:table-cell office:value-type="float" office:value="23.769" calcext:value-type="float">
            <text:p>23.769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000000164668239956207" calcext:value-type="float">
            <text:p>1.65E-07</text:p>
          </table:table-cell>
          <table:table-cell office:value-type="float" office:value="58549295.5" calcext:value-type="float">
            <text:p>58549295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9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6.111" calcext:value-type="float">
            <text:p>6.111</text:p>
          </table:table-cell>
          <table:table-cell office:value-type="float" office:value="8.931" calcext:value-type="float">
            <text:p>8.931</text:p>
          </table:table-cell>
          <table:table-cell office:value-type="float" office:value="10.362" calcext:value-type="float">
            <text:p>10.362</text:p>
          </table:table-cell>
          <table:table-cell office:value-type="float" office:value="7.88" calcext:value-type="float">
            <text:p>7.88</text:p>
          </table:table-cell>
          <table:table-cell office:value-type="float" office:value="4.575" calcext:value-type="float">
            <text:p>4.575</text:p>
          </table:table-cell>
          <table:table-cell office:value-type="float" office:value="7.77" calcext:value-type="float">
            <text:p>7.77</text:p>
          </table:table-cell>
          <table:table-cell office:value-type="float" office:value="7.069" calcext:value-type="float">
            <text:p>7.069</text:p>
          </table:table-cell>
          <table:table-cell office:value-type="float" office:value="4.356" calcext:value-type="float">
            <text:p>4.356</text:p>
          </table:table-cell>
          <table:table-cell office:value-type="float" office:value="5.078" calcext:value-type="float">
            <text:p>5.078</text:p>
          </table:table-cell>
          <table:table-cell office:value-type="float" office:value="5.653" calcext:value-type="float">
            <text:p>5.653</text:p>
          </table:table-cell>
          <table:table-cell office:value-type="float" office:value="8.372" calcext:value-type="float">
            <text:p>8.372</text:p>
          </table:table-cell>
          <table:table-cell office:value-type="float" office:value="5.027" calcext:value-type="float">
            <text:p>5.027</text:p>
          </table:table-cell>
          <table:table-cell office:value-type="float" office:value="10.477" calcext:value-type="float">
            <text:p>10.477</text:p>
          </table:table-cell>
          <table:table-cell office:value-type="float" office:value="18.381" calcext:value-type="float">
            <text:p>18.381</text:p>
          </table:table-cell>
          <table:table-cell office:value-type="float" office:value="15.137" calcext:value-type="float">
            <text:p>15.137</text:p>
          </table:table-cell>
          <table:table-cell office:value-type="float" office:value="12.001" calcext:value-type="float">
            <text:p>12.001</text:p>
          </table:table-cell>
          <table:table-cell office:value-type="float" office:value="14.486" calcext:value-type="float">
            <text:p>14.486</text:p>
          </table:table-cell>
          <table:table-cell office:value-type="float" office:value="18.003" calcext:value-type="float">
            <text:p>18.003</text:p>
          </table:table-cell>
          <table:table-cell office:value-type="float" office:value="23.614" calcext:value-type="float">
            <text:p>23.614</text:p>
          </table:table-cell>
          <table:table-cell office:value-type="float" office:value="16.748" calcext:value-type="float">
            <text:p>16.748</text:p>
          </table:table-cell>
          <table:table-cell office:value-type="float" office:value="0.000000163418551023783" calcext:value-type="float">
            <text:p>1.63E-07</text:p>
          </table:table-cell>
          <table:table-cell office:value-type="float" office:value="58849706" calcext:value-type="float">
            <text:p>588497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8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.103" calcext:value-type="float">
            <text:p>6.103</text:p>
          </table:table-cell>
          <table:table-cell office:value-type="float" office:value="8.961" calcext:value-type="float">
            <text:p>8.961</text:p>
          </table:table-cell>
          <table:table-cell office:value-type="float" office:value="10.34" calcext:value-type="float">
            <text:p>10.34</text:p>
          </table:table-cell>
          <table:table-cell office:value-type="float" office:value="7.855" calcext:value-type="float">
            <text:p>7.855</text:p>
          </table:table-cell>
          <table:table-cell office:value-type="float" office:value="4.579" calcext:value-type="float">
            <text:p>4.579</text:p>
          </table:table-cell>
          <table:table-cell office:value-type="float" office:value="7.731" calcext:value-type="float">
            <text:p>7.731</text:p>
          </table:table-cell>
          <table:table-cell office:value-type="float" office:value="6.989" calcext:value-type="float">
            <text:p>6.989</text:p>
          </table:table-cell>
          <table:table-cell office:value-type="float" office:value="4.269" calcext:value-type="float">
            <text:p>4.269</text:p>
          </table:table-cell>
          <table:table-cell office:value-type="float" office:value="5.007" calcext:value-type="float">
            <text:p>5.007</text:p>
          </table:table-cell>
          <table:table-cell office:value-type="float" office:value="5.47" calcext:value-type="float">
            <text:p>5.47</text:p>
          </table:table-cell>
          <table:table-cell office:value-type="float" office:value="8.295" calcext:value-type="float">
            <text:p>8.295</text:p>
          </table:table-cell>
          <table:table-cell office:value-type="float" office:value="4.953" calcext:value-type="float">
            <text:p>4.953</text:p>
          </table:table-cell>
          <table:table-cell office:value-type="float" office:value="10.301" calcext:value-type="float">
            <text:p>10.301</text:p>
          </table:table-cell>
          <table:table-cell office:value-type="float" office:value="18.141" calcext:value-type="float">
            <text:p>18.141</text:p>
          </table:table-cell>
          <table:table-cell office:value-type="float" office:value="14.93" calcext:value-type="float">
            <text:p>14.93</text:p>
          </table:table-cell>
          <table:table-cell office:value-type="float" office:value="11.87" calcext:value-type="float">
            <text:p>11.87</text:p>
          </table:table-cell>
          <table:table-cell office:value-type="float" office:value="14.252" calcext:value-type="float">
            <text:p>14.252</text:p>
          </table:table-cell>
          <table:table-cell office:value-type="float" office:value="17.766" calcext:value-type="float">
            <text:p>17.766</text:p>
          </table:table-cell>
          <table:table-cell office:value-type="float" office:value="23.437" calcext:value-type="float">
            <text:p>23.437</text:p>
          </table:table-cell>
          <table:table-cell office:value-type="float" office:value="16.616" calcext:value-type="float">
            <text:p>16.616</text:p>
          </table:table-cell>
          <table:table-cell office:value-type="float" office:value="0.000000161783388659924" calcext:value-type="float">
            <text:p>1.62E-07</text:p>
          </table:table-cell>
          <table:table-cell office:value-type="float" office:value="59150777.5" calcext:value-type="float">
            <text:p>59150777.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907" calcext:value-type="float">
            <text:p>5.907</text:p>
          </table:table-cell>
          <table:table-cell table:style-name="ce1" office:value-type="float" office:value="8.904" calcext:value-type="float">
            <text:p>8.904</text:p>
          </table:table-cell>
          <table:table-cell table:style-name="ce1" office:value-type="float" office:value="9.999" calcext:value-type="float">
            <text:p>9.999</text:p>
          </table:table-cell>
          <table:table-cell table:style-name="ce1" office:value-type="float" office:value="7.581" calcext:value-type="float">
            <text:p>7.581</text:p>
          </table:table-cell>
          <table:table-cell table:style-name="ce1" office:value-type="float" office:value="4.156" calcext:value-type="float">
            <text:p>4.156</text:p>
          </table:table-cell>
          <table:table-cell table:style-name="ce1" office:value-type="float" office:value="6.674" calcext:value-type="float">
            <text:p>6.674</text:p>
          </table:table-cell>
          <table:table-cell table:style-name="ce1" office:value-type="float" office:value="6.479" calcext:value-type="float">
            <text:p>6.479</text:p>
          </table:table-cell>
          <table:table-cell table:style-name="ce1" office:value-type="float" office:value="3.509" calcext:value-type="float">
            <text:p>3.509</text:p>
          </table:table-cell>
          <table:table-cell table:style-name="ce1" office:value-type="float" office:value="4.753" calcext:value-type="float">
            <text:p>4.753</text:p>
          </table:table-cell>
          <table:table-cell table:style-name="ce1" office:value-type="float" office:value="5.018" calcext:value-type="float">
            <text:p>5.018</text:p>
          </table:table-cell>
          <table:table-cell table:style-name="ce1" office:value-type="float" office:value="8.304" calcext:value-type="float">
            <text:p>8.304</text:p>
          </table:table-cell>
          <table:table-cell table:style-name="ce1" office:value-type="float" office:value="4.704" calcext:value-type="float">
            <text:p>4.704</text:p>
          </table:table-cell>
          <table:table-cell table:style-name="ce1" office:value-type="float" office:value="10.249" calcext:value-type="float">
            <text:p>10.249</text:p>
          </table:table-cell>
          <table:table-cell table:style-name="ce1" office:value-type="float" office:value="18.572" calcext:value-type="float">
            <text:p>18.572</text:p>
          </table:table-cell>
          <table:table-cell table:style-name="ce1" office:value-type="float" office:value="14.766" calcext:value-type="float">
            <text:p>14.766</text:p>
          </table:table-cell>
          <table:table-cell table:style-name="ce1" office:value-type="float" office:value="11.882" calcext:value-type="float">
            <text:p>11.882</text:p>
          </table:table-cell>
          <table:table-cell table:style-name="ce1" office:value-type="float" office:value="14.268" calcext:value-type="float">
            <text:p>14.268</text:p>
          </table:table-cell>
          <table:table-cell table:style-name="ce1" office:value-type="float" office:value="17.66" calcext:value-type="float">
            <text:p>17.66</text:p>
          </table:table-cell>
          <table:table-cell table:style-name="ce1" office:value-type="float" office:value="23.657" calcext:value-type="float">
            <text:p>23.657</text:p>
          </table:table-cell>
          <table:table-cell table:style-name="ce1" office:value-type="float" office:value="16.646" calcext:value-type="float">
            <text:p>16.646</text:p>
          </table:table-cell>
          <table:table-cell table:style-name="ce3" office:value-type="float" office:value="0.00000102219181736141" calcext:value-type="float">
            <text:p>1.02E-06</text:p>
          </table:table-cell>
          <table:table-cell table:style-name="ce1" office:value-type="float" office:value="9064587.5" calcext:value-type="float">
            <text:p>9064587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7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6.114" calcext:value-type="float">
            <text:p>6.114</text:p>
          </table:table-cell>
          <table:table-cell office:value-type="float" office:value="8.87" calcext:value-type="float">
            <text:p>8.87</text:p>
          </table:table-cell>
          <table:table-cell office:value-type="float" office:value="10.342" calcext:value-type="float">
            <text:p>10.342</text:p>
          </table:table-cell>
          <table:table-cell office:value-type="float" office:value="7.827" calcext:value-type="float">
            <text:p>7.827</text:p>
          </table:table-cell>
          <table:table-cell office:value-type="float" office:value="4.604" calcext:value-type="float">
            <text:p>4.604</text:p>
          </table:table-cell>
          <table:table-cell office:value-type="float" office:value="7.76" calcext:value-type="float">
            <text:p>7.76</text:p>
          </table:table-cell>
          <table:table-cell office:value-type="float" office:value="6.989" calcext:value-type="float">
            <text:p>6.989</text:p>
          </table:table-cell>
          <table:table-cell office:value-type="float" office:value="4.279" calcext:value-type="float">
            <text:p>4.279</text:p>
          </table:table-cell>
          <table:table-cell office:value-type="float" office:value="4.971" calcext:value-type="float">
            <text:p>4.971</text:p>
          </table:table-cell>
          <table:table-cell office:value-type="float" office:value="5.361" calcext:value-type="float">
            <text:p>5.361</text:p>
          </table:table-cell>
          <table:table-cell office:value-type="float" office:value="8.278" calcext:value-type="float">
            <text:p>8.278</text:p>
          </table:table-cell>
          <table:table-cell office:value-type="float" office:value="4.903" calcext:value-type="float">
            <text:p>4.903</text:p>
          </table:table-cell>
          <table:table-cell office:value-type="float" office:value="10.171" calcext:value-type="float">
            <text:p>10.171</text:p>
          </table:table-cell>
          <table:table-cell office:value-type="float" office:value="17.974" calcext:value-type="float">
            <text:p>17.974</text:p>
          </table:table-cell>
          <table:table-cell office:value-type="float" office:value="14.785" calcext:value-type="float">
            <text:p>14.785</text:p>
          </table:table-cell>
          <table:table-cell office:value-type="float" office:value="11.773" calcext:value-type="float">
            <text:p>11.773</text:p>
          </table:table-cell>
          <table:table-cell office:value-type="float" office:value="14.243" calcext:value-type="float">
            <text:p>14.243</text:p>
          </table:table-cell>
          <table:table-cell office:value-type="float" office:value="17.584" calcext:value-type="float">
            <text:p>17.584</text:p>
          </table:table-cell>
          <table:table-cell office:value-type="float" office:value="23.313" calcext:value-type="float">
            <text:p>23.313</text:p>
          </table:table-cell>
          <table:table-cell office:value-type="float" office:value="16.565" calcext:value-type="float">
            <text:p>16.565</text:p>
          </table:table-cell>
          <table:table-cell office:value-type="float" office:value="0.000000159959932766493" calcext:value-type="float">
            <text:p>1.60E-07</text:p>
          </table:table-cell>
          <table:table-cell office:value-type="float" office:value="59404261" calcext:value-type="float">
            <text:p>5940426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6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.07" calcext:value-type="float">
            <text:p>6.07</text:p>
          </table:table-cell>
          <table:table-cell office:value-type="float" office:value="8.954" calcext:value-type="float">
            <text:p>8.954</text:p>
          </table:table-cell>
          <table:table-cell office:value-type="float" office:value="10.273" calcext:value-type="float">
            <text:p>10.273</text:p>
          </table:table-cell>
          <table:table-cell office:value-type="float" office:value="7.81" calcext:value-type="float">
            <text:p>7.81</text:p>
          </table:table-cell>
          <table:table-cell office:value-type="float" office:value="4.576" calcext:value-type="float">
            <text:p>4.576</text:p>
          </table:table-cell>
          <table:table-cell office:value-type="float" office:value="7.693" calcext:value-type="float">
            <text:p>7.693</text:p>
          </table:table-cell>
          <table:table-cell office:value-type="float" office:value="6.917" calcext:value-type="float">
            <text:p>6.917</text:p>
          </table:table-cell>
          <table:table-cell office:value-type="float" office:value="4.146" calcext:value-type="float">
            <text:p>4.146</text:p>
          </table:table-cell>
          <table:table-cell office:value-type="float" office:value="4.902" calcext:value-type="float">
            <text:p>4.902</text:p>
          </table:table-cell>
          <table:table-cell office:value-type="float" office:value="5.202" calcext:value-type="float">
            <text:p>5.202</text:p>
          </table:table-cell>
          <table:table-cell office:value-type="float" office:value="8.211" calcext:value-type="float">
            <text:p>8.211</text:p>
          </table:table-cell>
          <table:table-cell office:value-type="float" office:value="4.874" calcext:value-type="float">
            <text:p>4.874</text:p>
          </table:table-cell>
          <table:table-cell office:value-type="float" office:value="10.039" calcext:value-type="float">
            <text:p>10.039</text:p>
          </table:table-cell>
          <table:table-cell office:value-type="float" office:value="17.643" calcext:value-type="float">
            <text:p>17.643</text:p>
          </table:table-cell>
          <table:table-cell office:value-type="float" office:value="14.494" calcext:value-type="float">
            <text:p>14.494</text:p>
          </table:table-cell>
          <table:table-cell office:value-type="float" office:value="11.659" calcext:value-type="float">
            <text:p>11.659</text:p>
          </table:table-cell>
          <table:table-cell office:value-type="float" office:value="13.997" calcext:value-type="float">
            <text:p>13.997</text:p>
          </table:table-cell>
          <table:table-cell office:value-type="float" office:value="17.255" calcext:value-type="float">
            <text:p>17.255</text:p>
          </table:table-cell>
          <table:table-cell office:value-type="float" office:value="23.062" calcext:value-type="float">
            <text:p>23.062</text:p>
          </table:table-cell>
          <table:table-cell office:value-type="float" office:value="16.44" calcext:value-type="float">
            <text:p>16.44</text:p>
          </table:table-cell>
          <table:table-cell office:value-type="float" office:value="0.000000158724620008284" calcext:value-type="float">
            <text:p>1.59E-07</text:p>
          </table:table-cell>
          <table:table-cell office:value-type="float" office:value="59581567" calcext:value-type="float">
            <text:p>5958156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4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6.038" calcext:value-type="float">
            <text:p>6.038</text:p>
          </table:table-cell>
          <table:table-cell office:value-type="float" office:value="8.982" calcext:value-type="float">
            <text:p>8.982</text:p>
          </table:table-cell>
          <table:table-cell office:value-type="float" office:value="10.214" calcext:value-type="float">
            <text:p>10.214</text:p>
          </table:table-cell>
          <table:table-cell office:value-type="float" office:value="7.853" calcext:value-type="float">
            <text:p>7.853</text:p>
          </table:table-cell>
          <table:table-cell office:value-type="float" office:value="4.579" calcext:value-type="float">
            <text:p>4.579</text:p>
          </table:table-cell>
          <table:table-cell office:value-type="float" office:value="7.61" calcext:value-type="float">
            <text:p>7.61</text:p>
          </table:table-cell>
          <table:table-cell office:value-type="float" office:value="6.574" calcext:value-type="float">
            <text:p>6.574</text:p>
          </table:table-cell>
          <table:table-cell office:value-type="float" office:value="3.93" calcext:value-type="float">
            <text:p>3.93</text:p>
          </table:table-cell>
          <table:table-cell office:value-type="float" office:value="4.757" calcext:value-type="float">
            <text:p>4.757</text:p>
          </table:table-cell>
          <table:table-cell office:value-type="float" office:value="4.67" calcext:value-type="float">
            <text:p>4.67</text:p>
          </table:table-cell>
          <table:table-cell office:value-type="float" office:value="7.963" calcext:value-type="float">
            <text:p>7.963</text:p>
          </table:table-cell>
          <table:table-cell office:value-type="float" office:value="4.88" calcext:value-type="float">
            <text:p>4.88</text:p>
          </table:table-cell>
          <table:table-cell office:value-type="float" office:value="9.781" calcext:value-type="float">
            <text:p>9.781</text:p>
          </table:table-cell>
          <table:table-cell office:value-type="float" office:value="16.97" calcext:value-type="float">
            <text:p>16.97</text:p>
          </table:table-cell>
          <table:table-cell office:value-type="float" office:value="14.013" calcext:value-type="float">
            <text:p>14.013</text:p>
          </table:table-cell>
          <table:table-cell office:value-type="float" office:value="11.35" calcext:value-type="float">
            <text:p>11.35</text:p>
          </table:table-cell>
          <table:table-cell office:value-type="float" office:value="13.848" calcext:value-type="float">
            <text:p>13.848</text:p>
          </table:table-cell>
          <table:table-cell office:value-type="float" office:value="16.821" calcext:value-type="float">
            <text:p>16.821</text:p>
          </table:table-cell>
          <table:table-cell office:value-type="float" office:value="22.569" calcext:value-type="float">
            <text:p>22.569</text:p>
          </table:table-cell>
          <table:table-cell office:value-type="float" office:value="16.398" calcext:value-type="float">
            <text:p>16.398</text:p>
          </table:table-cell>
          <table:table-cell office:value-type="float" office:value="0.00000015653366488726" calcext:value-type="float">
            <text:p>1.57E-07</text:p>
          </table:table-cell>
          <table:table-cell office:value-type="float" office:value="59625454" calcext:value-type="float">
            <text:p>596254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3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5.973" calcext:value-type="float">
            <text:p>5.973</text:p>
          </table:table-cell>
          <table:table-cell office:value-type="float" office:value="8.868" calcext:value-type="float">
            <text:p>8.868</text:p>
          </table:table-cell>
          <table:table-cell office:value-type="float" office:value="10.103" calcext:value-type="float">
            <text:p>10.103</text:p>
          </table:table-cell>
          <table:table-cell office:value-type="float" office:value="7.834" calcext:value-type="float">
            <text:p>7.834</text:p>
          </table:table-cell>
          <table:table-cell office:value-type="float" office:value="4.542" calcext:value-type="float">
            <text:p>4.542</text:p>
          </table:table-cell>
          <table:table-cell office:value-type="float" office:value="7.376" calcext:value-type="float">
            <text:p>7.376</text:p>
          </table:table-cell>
          <table:table-cell office:value-type="float" office:value="6.283" calcext:value-type="float">
            <text:p>6.283</text:p>
          </table:table-cell>
          <table:table-cell office:value-type="float" office:value="3.695" calcext:value-type="float">
            <text:p>3.695</text:p>
          </table:table-cell>
          <table:table-cell office:value-type="float" office:value="4.31" calcext:value-type="float">
            <text:p>4.31</text:p>
          </table:table-cell>
          <table:table-cell office:value-type="float" office:value="4.253" calcext:value-type="float">
            <text:p>4.253</text:p>
          </table:table-cell>
          <table:table-cell office:value-type="float" office:value="7.702" calcext:value-type="float">
            <text:p>7.702</text:p>
          </table:table-cell>
          <table:table-cell office:value-type="float" office:value="4.829" calcext:value-type="float">
            <text:p>4.829</text:p>
          </table:table-cell>
          <table:table-cell office:value-type="float" office:value="9.367" calcext:value-type="float">
            <text:p>9.367</text:p>
          </table:table-cell>
          <table:table-cell office:value-type="float" office:value="16.314" calcext:value-type="float">
            <text:p>16.314</text:p>
          </table:table-cell>
          <table:table-cell office:value-type="float" office:value="13.452" calcext:value-type="float">
            <text:p>13.452</text:p>
          </table:table-cell>
          <table:table-cell office:value-type="float" office:value="11.026" calcext:value-type="float">
            <text:p>11.026</text:p>
          </table:table-cell>
          <table:table-cell office:value-type="float" office:value="13.272" calcext:value-type="float">
            <text:p>13.272</text:p>
          </table:table-cell>
          <table:table-cell office:value-type="float" office:value="16.021" calcext:value-type="float">
            <text:p>16.021</text:p>
          </table:table-cell>
          <table:table-cell office:value-type="float" office:value="22.015" calcext:value-type="float">
            <text:p>22.015</text:p>
          </table:table-cell>
          <table:table-cell office:value-type="float" office:value="16.07" calcext:value-type="float">
            <text:p>16.07</text:p>
          </table:table-cell>
          <table:table-cell office:value-type="float" office:value="0.000000154008007911271" calcext:value-type="float">
            <text:p>1.54E-07</text:p>
          </table:table-cell>
          <table:table-cell office:value-type="float" office:value="59402242" calcext:value-type="float">
            <text:p>5940224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5.829" calcext:value-type="float">
            <text:p>5.829</text:p>
          </table:table-cell>
          <table:table-cell office:value-type="float" office:value="8.647" calcext:value-type="float">
            <text:p>8.647</text:p>
          </table:table-cell>
          <table:table-cell office:value-type="float" office:value="9.9" calcext:value-type="float">
            <text:p>9.9</text:p>
          </table:table-cell>
          <table:table-cell office:value-type="float" office:value="7.698" calcext:value-type="float">
            <text:p>7.698</text:p>
          </table:table-cell>
          <table:table-cell office:value-type="float" office:value="4.475" calcext:value-type="float">
            <text:p>4.475</text:p>
          </table:table-cell>
          <table:table-cell office:value-type="float" office:value="7.224" calcext:value-type="float">
            <text:p>7.224</text:p>
          </table:table-cell>
          <table:table-cell office:value-type="float" office:value="5.989" calcext:value-type="float">
            <text:p>5.989</text:p>
          </table:table-cell>
          <table:table-cell office:value-type="float" office:value="3.451" calcext:value-type="float">
            <text:p>3.451</text:p>
          </table:table-cell>
          <table:table-cell office:value-type="float" office:value="4.196" calcext:value-type="float">
            <text:p>4.196</text:p>
          </table:table-cell>
          <table:table-cell office:value-type="float" office:value="3.699" calcext:value-type="float">
            <text:p>3.699</text:p>
          </table:table-cell>
          <table:table-cell office:value-type="float" office:value="7.443" calcext:value-type="float">
            <text:p>7.443</text:p>
          </table:table-cell>
          <table:table-cell office:value-type="float" office:value="4.76" calcext:value-type="float">
            <text:p>4.76</text:p>
          </table:table-cell>
          <table:table-cell office:value-type="float" office:value="8.799" calcext:value-type="float">
            <text:p>8.799</text:p>
          </table:table-cell>
          <table:table-cell office:value-type="float" office:value="15.329" calcext:value-type="float">
            <text:p>15.329</text:p>
          </table:table-cell>
          <table:table-cell office:value-type="float" office:value="12.697" calcext:value-type="float">
            <text:p>12.697</text:p>
          </table:table-cell>
          <table:table-cell office:value-type="float" office:value="10.529" calcext:value-type="float">
            <text:p>10.529</text:p>
          </table:table-cell>
          <table:table-cell office:value-type="float" office:value="12.741" calcext:value-type="float">
            <text:p>12.741</text:p>
          </table:table-cell>
          <table:table-cell office:value-type="float" office:value="15.359" calcext:value-type="float">
            <text:p>15.359</text:p>
          </table:table-cell>
          <table:table-cell office:value-type="float" office:value="21.285" calcext:value-type="float">
            <text:p>21.285</text:p>
          </table:table-cell>
          <table:table-cell office:value-type="float" office:value="15.793" calcext:value-type="float">
            <text:p>15.793</text:p>
          </table:table-cell>
          <table:table-cell office:value-type="float" office:value="0.00000015414613454748" calcext:value-type="float">
            <text:p>1.54E-07</text:p>
          </table:table-cell>
          <table:table-cell office:value-type="float" office:value="58511012.5" calcext:value-type="float">
            <text:p>58511012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5.703" calcext:value-type="float">
            <text:p>5.703</text:p>
          </table:table-cell>
          <table:table-cell office:value-type="float" office:value="8.391" calcext:value-type="float">
            <text:p>8.391</text:p>
          </table:table-cell>
          <table:table-cell office:value-type="float" office:value="9.614" calcext:value-type="float">
            <text:p>9.614</text:p>
          </table:table-cell>
          <table:table-cell office:value-type="float" office:value="7.566" calcext:value-type="float">
            <text:p>7.566</text:p>
          </table:table-cell>
          <table:table-cell office:value-type="float" office:value="4.286" calcext:value-type="float">
            <text:p>4.286</text:p>
          </table:table-cell>
          <table:table-cell office:value-type="float" office:value="7.028" calcext:value-type="float">
            <text:p>7.028</text:p>
          </table:table-cell>
          <table:table-cell office:value-type="float" office:value="5.525" calcext:value-type="float">
            <text:p>5.525</text:p>
          </table:table-cell>
          <table:table-cell office:value-type="float" office:value="3.271" calcext:value-type="float">
            <text:p>3.271</text:p>
          </table:table-cell>
          <table:table-cell office:value-type="float" office:value="3.8" calcext:value-type="float">
            <text:p>3.8</text:p>
          </table:table-cell>
          <table:table-cell office:value-type="float" office:value="3.187" calcext:value-type="float">
            <text:p>3.187</text:p>
          </table:table-cell>
          <table:table-cell office:value-type="float" office:value="7.089" calcext:value-type="float">
            <text:p>7.089</text:p>
          </table:table-cell>
          <table:table-cell office:value-type="float" office:value="4.832" calcext:value-type="float">
            <text:p>4.832</text:p>
          </table:table-cell>
          <table:table-cell office:value-type="float" office:value="8.091" calcext:value-type="float">
            <text:p>8.091</text:p>
          </table:table-cell>
          <table:table-cell office:value-type="float" office:value="13.932" calcext:value-type="float">
            <text:p>13.932</text:p>
          </table:table-cell>
          <table:table-cell office:value-type="float" office:value="11.652" calcext:value-type="float">
            <text:p>11.652</text:p>
          </table:table-cell>
          <table:table-cell office:value-type="float" office:value="9.846" calcext:value-type="float">
            <text:p>9.846</text:p>
          </table:table-cell>
          <table:table-cell office:value-type="float" office:value="11.78" calcext:value-type="float">
            <text:p>11.78</text:p>
          </table:table-cell>
          <table:table-cell office:value-type="float" office:value="14.23" calcext:value-type="float">
            <text:p>14.23</text:p>
          </table:table-cell>
          <table:table-cell office:value-type="float" office:value="20.078" calcext:value-type="float">
            <text:p>20.078</text:p>
          </table:table-cell>
          <table:table-cell office:value-type="float" office:value="15.487" calcext:value-type="float">
            <text:p>15.487</text:p>
          </table:table-cell>
          <table:table-cell office:value-type="float" office:value="0.000000155365989702775" calcext:value-type="float">
            <text:p>1.55E-07</text:p>
          </table:table-cell>
          <table:table-cell office:value-type="float" office:value="54965040" calcext:value-type="float">
            <text:p>549650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5.703" calcext:value-type="float">
            <text:p>5.703</text:p>
          </table:table-cell>
          <table:table-cell office:value-type="float" office:value="8.391" calcext:value-type="float">
            <text:p>8.391</text:p>
          </table:table-cell>
          <table:table-cell office:value-type="float" office:value="9.614" calcext:value-type="float">
            <text:p>9.614</text:p>
          </table:table-cell>
          <table:table-cell office:value-type="float" office:value="7.566" calcext:value-type="float">
            <text:p>7.566</text:p>
          </table:table-cell>
          <table:table-cell office:value-type="float" office:value="4.286" calcext:value-type="float">
            <text:p>4.286</text:p>
          </table:table-cell>
          <table:table-cell office:value-type="float" office:value="7.028" calcext:value-type="float">
            <text:p>7.028</text:p>
          </table:table-cell>
          <table:table-cell office:value-type="float" office:value="5.525" calcext:value-type="float">
            <text:p>5.525</text:p>
          </table:table-cell>
          <table:table-cell office:value-type="float" office:value="3.271" calcext:value-type="float">
            <text:p>3.271</text:p>
          </table:table-cell>
          <table:table-cell office:value-type="float" office:value="3.8" calcext:value-type="float">
            <text:p>3.8</text:p>
          </table:table-cell>
          <table:table-cell office:value-type="float" office:value="3.187" calcext:value-type="float">
            <text:p>3.187</text:p>
          </table:table-cell>
          <table:table-cell office:value-type="float" office:value="7.089" calcext:value-type="float">
            <text:p>7.089</text:p>
          </table:table-cell>
          <table:table-cell office:value-type="float" office:value="4.832" calcext:value-type="float">
            <text:p>4.832</text:p>
          </table:table-cell>
          <table:table-cell office:value-type="float" office:value="8.091" calcext:value-type="float">
            <text:p>8.091</text:p>
          </table:table-cell>
          <table:table-cell office:value-type="float" office:value="13.932" calcext:value-type="float">
            <text:p>13.932</text:p>
          </table:table-cell>
          <table:table-cell office:value-type="float" office:value="11.652" calcext:value-type="float">
            <text:p>11.652</text:p>
          </table:table-cell>
          <table:table-cell office:value-type="float" office:value="9.846" calcext:value-type="float">
            <text:p>9.846</text:p>
          </table:table-cell>
          <table:table-cell office:value-type="float" office:value="11.78" calcext:value-type="float">
            <text:p>11.78</text:p>
          </table:table-cell>
          <table:table-cell office:value-type="float" office:value="14.23" calcext:value-type="float">
            <text:p>14.23</text:p>
          </table:table-cell>
          <table:table-cell office:value-type="float" office:value="20.078" calcext:value-type="float">
            <text:p>20.078</text:p>
          </table:table-cell>
          <table:table-cell office:value-type="float" office:value="15.487" calcext:value-type="float">
            <text:p>15.487</text:p>
          </table:table-cell>
          <table:table-cell office:value-type="float" office:value="0.000000155365989702775" calcext:value-type="float">
            <text:p>1.55E-07</text:p>
          </table:table-cell>
          <table:table-cell office:value-type="float" office:value="54965040" calcext:value-type="float">
            <text:p>549650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95.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5.697" calcext:value-type="float">
            <text:p>5.697</text:p>
          </table:table-cell>
          <table:table-cell office:value-type="float" office:value="8.467" calcext:value-type="float">
            <text:p>8.467</text:p>
          </table:table-cell>
          <table:table-cell office:value-type="float" office:value="9.588" calcext:value-type="float">
            <text:p>9.588</text:p>
          </table:table-cell>
          <table:table-cell office:value-type="float" office:value="7.591" calcext:value-type="float">
            <text:p>7.591</text:p>
          </table:table-cell>
          <table:table-cell office:value-type="float" office:value="4.34" calcext:value-type="float">
            <text:p>4.34</text:p>
          </table:table-cell>
          <table:table-cell office:value-type="float" office:value="7.057" calcext:value-type="float">
            <text:p>7.057</text:p>
          </table:table-cell>
          <table:table-cell office:value-type="float" office:value="5.613" calcext:value-type="float">
            <text:p>5.613</text:p>
          </table:table-cell>
          <table:table-cell office:value-type="float" office:value="3.265" calcext:value-type="float">
            <text:p>3.265</text:p>
          </table:table-cell>
          <table:table-cell office:value-type="float" office:value="3.774" calcext:value-type="float">
            <text:p>3.774</text:p>
          </table:table-cell>
          <table:table-cell office:value-type="float" office:value="3.162" calcext:value-type="float">
            <text:p>3.162</text:p>
          </table:table-cell>
          <table:table-cell office:value-type="float" office:value="7.085" calcext:value-type="float">
            <text:p>7.085</text:p>
          </table:table-cell>
          <table:table-cell office:value-type="float" office:value="4.877" calcext:value-type="float">
            <text:p>4.877</text:p>
          </table:table-cell>
          <table:table-cell office:value-type="float" office:value="8.09" calcext:value-type="float">
            <text:p>8.09</text:p>
          </table:table-cell>
          <table:table-cell office:value-type="float" office:value="13.927" calcext:value-type="float">
            <text:p>13.927</text:p>
          </table:table-cell>
          <table:table-cell office:value-type="float" office:value="11.664" calcext:value-type="float">
            <text:p>11.664</text:p>
          </table:table-cell>
          <table:table-cell office:value-type="float" office:value="9.869" calcext:value-type="float">
            <text:p>9.869</text:p>
          </table:table-cell>
          <table:table-cell office:value-type="float" office:value="11.795" calcext:value-type="float">
            <text:p>11.795</text:p>
          </table:table-cell>
          <table:table-cell office:value-type="float" office:value="14.252" calcext:value-type="float">
            <text:p>14.252</text:p>
          </table:table-cell>
          <table:table-cell office:value-type="float" office:value="20.093" calcext:value-type="float">
            <text:p>20.093</text:p>
          </table:table-cell>
          <table:table-cell office:value-type="float" office:value="15.508" calcext:value-type="float">
            <text:p>15.508</text:p>
          </table:table-cell>
          <table:table-cell office:value-type="float" office:value="0.00000015578616863285" calcext:value-type="float">
            <text:p>1.56E-07</text:p>
          </table:table-cell>
          <table:table-cell office:value-type="float" office:value="54938351" calcext:value-type="float">
            <text:p>549383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80.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.695" calcext:value-type="float">
            <text:p>5.695</text:p>
          </table:table-cell>
          <table:table-cell office:value-type="float" office:value="8.43" calcext:value-type="float">
            <text:p>8.43</text:p>
          </table:table-cell>
          <table:table-cell office:value-type="float" office:value="9.635" calcext:value-type="float">
            <text:p>9.635</text:p>
          </table:table-cell>
          <table:table-cell office:value-type="float" office:value="7.591" calcext:value-type="float">
            <text:p>7.591</text:p>
          </table:table-cell>
          <table:table-cell office:value-type="float" office:value="4.294" calcext:value-type="float">
            <text:p>4.294</text:p>
          </table:table-cell>
          <table:table-cell office:value-type="float" office:value="7.044" calcext:value-type="float">
            <text:p>7.044</text:p>
          </table:table-cell>
          <table:table-cell office:value-type="float" office:value="5.593" calcext:value-type="float">
            <text:p>5.593</text:p>
          </table:table-cell>
          <table:table-cell office:value-type="float" office:value="3.288" calcext:value-type="float">
            <text:p>3.288</text:p>
          </table:table-cell>
          <table:table-cell office:value-type="float" office:value="3.835" calcext:value-type="float">
            <text:p>3.835</text:p>
          </table:table-cell>
          <table:table-cell office:value-type="float" office:value="3.141" calcext:value-type="float">
            <text:p>3.141</text:p>
          </table:table-cell>
          <table:table-cell office:value-type="float" office:value="7.144" calcext:value-type="float">
            <text:p>7.144</text:p>
          </table:table-cell>
          <table:table-cell office:value-type="float" office:value="4.803" calcext:value-type="float">
            <text:p>4.803</text:p>
          </table:table-cell>
          <table:table-cell office:value-type="float" office:value="8.09" calcext:value-type="float">
            <text:p>8.09</text:p>
          </table:table-cell>
          <table:table-cell office:value-type="float" office:value="13.925" calcext:value-type="float">
            <text:p>13.925</text:p>
          </table:table-cell>
          <table:table-cell office:value-type="float" office:value="11.628" calcext:value-type="float">
            <text:p>11.628</text:p>
          </table:table-cell>
          <table:table-cell office:value-type="float" office:value="9.829" calcext:value-type="float">
            <text:p>9.829</text:p>
          </table:table-cell>
          <table:table-cell office:value-type="float" office:value="11.763" calcext:value-type="float">
            <text:p>11.763</text:p>
          </table:table-cell>
          <table:table-cell office:value-type="float" office:value="14.186" calcext:value-type="float">
            <text:p>14.186</text:p>
          </table:table-cell>
          <table:table-cell office:value-type="float" office:value="20.045" calcext:value-type="float">
            <text:p>20.045</text:p>
          </table:table-cell>
          <table:table-cell office:value-type="float" office:value="15.479" calcext:value-type="float">
            <text:p>15.479</text:p>
          </table:table-cell>
          <table:table-cell office:value-type="float" office:value="0.000000154761925990082" calcext:value-type="float">
            <text:p>1.55E-07</text:p>
          </table:table-cell>
          <table:table-cell office:value-type="float" office:value="55018418" calcext:value-type="float">
            <text:p>55018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85.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5.718" calcext:value-type="float">
            <text:p>5.718</text:p>
          </table:table-cell>
          <table:table-cell office:value-type="float" office:value="8.391" calcext:value-type="float">
            <text:p>8.391</text:p>
          </table:table-cell>
          <table:table-cell office:value-type="float" office:value="9.635" calcext:value-type="float">
            <text:p>9.635</text:p>
          </table:table-cell>
          <table:table-cell office:value-type="float" office:value="7.565" calcext:value-type="float">
            <text:p>7.565</text:p>
          </table:table-cell>
          <table:table-cell office:value-type="float" office:value="4.298" calcext:value-type="float">
            <text:p>4.298</text:p>
          </table:table-cell>
          <table:table-cell office:value-type="float" office:value="7.03" calcext:value-type="float">
            <text:p>7.03</text:p>
          </table:table-cell>
          <table:table-cell office:value-type="float" office:value="5.511" calcext:value-type="float">
            <text:p>5.511</text:p>
          </table:table-cell>
          <table:table-cell office:value-type="float" office:value="3.298" calcext:value-type="float">
            <text:p>3.298</text:p>
          </table:table-cell>
          <table:table-cell office:value-type="float" office:value="3.843" calcext:value-type="float">
            <text:p>3.843</text:p>
          </table:table-cell>
          <table:table-cell office:value-type="float" office:value="3.17" calcext:value-type="float">
            <text:p>3.17</text:p>
          </table:table-cell>
          <table:table-cell office:value-type="float" office:value="7.115" calcext:value-type="float">
            <text:p>7.115</text:p>
          </table:table-cell>
          <table:table-cell office:value-type="float" office:value="4.811" calcext:value-type="float">
            <text:p>4.811</text:p>
          </table:table-cell>
          <table:table-cell office:value-type="float" office:value="8.086" calcext:value-type="float">
            <text:p>8.086</text:p>
          </table:table-cell>
          <table:table-cell office:value-type="float" office:value="13.934" calcext:value-type="float">
            <text:p>13.934</text:p>
          </table:table-cell>
          <table:table-cell office:value-type="float" office:value="11.635" calcext:value-type="float">
            <text:p>11.635</text:p>
          </table:table-cell>
          <table:table-cell office:value-type="float" office:value="9.833" calcext:value-type="float">
            <text:p>9.833</text:p>
          </table:table-cell>
          <table:table-cell office:value-type="float" office:value="11.781" calcext:value-type="float">
            <text:p>11.781</text:p>
          </table:table-cell>
          <table:table-cell office:value-type="float" office:value="14.205" calcext:value-type="float">
            <text:p>14.205</text:p>
          </table:table-cell>
          <table:table-cell office:value-type="float" office:value="20.061" calcext:value-type="float">
            <text:p>20.061</text:p>
          </table:table-cell>
          <table:table-cell office:value-type="float" office:value="15.463" calcext:value-type="float">
            <text:p>15.463</text:p>
          </table:table-cell>
          <table:table-cell office:value-type="float" office:value="0.000000154942449501049" calcext:value-type="float">
            <text:p>1.55E-07</text:p>
          </table:table-cell>
          <table:table-cell office:value-type="float" office:value="54991729" calcext:value-type="float">
            <text:p>549917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75.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5.688" calcext:value-type="float">
            <text:p>5.688</text:p>
          </table:table-cell>
          <table:table-cell office:value-type="float" office:value="8.502" calcext:value-type="float">
            <text:p>8.502</text:p>
          </table:table-cell>
          <table:table-cell office:value-type="float" office:value="9.588" calcext:value-type="float">
            <text:p>9.588</text:p>
          </table:table-cell>
          <table:table-cell office:value-type="float" office:value="7.585" calcext:value-type="float">
            <text:p>7.585</text:p>
          </table:table-cell>
          <table:table-cell office:value-type="float" office:value="4.312" calcext:value-type="float">
            <text:p>4.312</text:p>
          </table:table-cell>
          <table:table-cell office:value-type="float" office:value="7.11" calcext:value-type="float">
            <text:p>7.11</text:p>
          </table:table-cell>
          <table:table-cell office:value-type="float" office:value="5.575" calcext:value-type="float">
            <text:p>5.575</text:p>
          </table:table-cell>
          <table:table-cell office:value-type="float" office:value="3.235" calcext:value-type="float">
            <text:p>3.235</text:p>
          </table:table-cell>
          <table:table-cell office:value-type="float" office:value="3.826" calcext:value-type="float">
            <text:p>3.826</text:p>
          </table:table-cell>
          <table:table-cell office:value-type="float" office:value="3.098" calcext:value-type="float">
            <text:p>3.098</text:p>
          </table:table-cell>
          <table:table-cell office:value-type="float" office:value="7.15" calcext:value-type="float">
            <text:p>7.15</text:p>
          </table:table-cell>
          <table:table-cell office:value-type="float" office:value="4.802" calcext:value-type="float">
            <text:p>4.802</text:p>
          </table:table-cell>
          <table:table-cell office:value-type="float" office:value="8.086" calcext:value-type="float">
            <text:p>8.086</text:p>
          </table:table-cell>
          <table:table-cell office:value-type="float" office:value="13.905" calcext:value-type="float">
            <text:p>13.905</text:p>
          </table:table-cell>
          <table:table-cell office:value-type="float" office:value="11.619" calcext:value-type="float">
            <text:p>11.619</text:p>
          </table:table-cell>
          <table:table-cell office:value-type="float" office:value="9.847" calcext:value-type="float">
            <text:p>9.847</text:p>
          </table:table-cell>
          <table:table-cell office:value-type="float" office:value="11.71" calcext:value-type="float">
            <text:p>11.71</text:p>
          </table:table-cell>
          <table:table-cell office:value-type="float" office:value="14.17" calcext:value-type="float">
            <text:p>14.17</text:p>
          </table:table-cell>
          <table:table-cell office:value-type="float" office:value="20.034" calcext:value-type="float">
            <text:p>20.034</text:p>
          </table:table-cell>
          <table:table-cell office:value-type="float" office:value="15.492" calcext:value-type="float">
            <text:p>15.492</text:p>
          </table:table-cell>
          <table:table-cell office:value-type="float" office:value="0.000000154488541441513" calcext:value-type="float">
            <text:p>1.54E-07</text:p>
          </table:table-cell>
          <table:table-cell office:value-type="float" office:value="55045113.5" calcext:value-type="float">
            <text:p>5504511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70.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5.591" calcext:value-type="float">
            <text:p>5.591</text:p>
          </table:table-cell>
          <table:table-cell office:value-type="float" office:value="8.519" calcext:value-type="float">
            <text:p>8.519</text:p>
          </table:table-cell>
          <table:table-cell office:value-type="float" office:value="9.487" calcext:value-type="float">
            <text:p>9.487</text:p>
          </table:table-cell>
          <table:table-cell office:value-type="float" office:value="7.509" calcext:value-type="float">
            <text:p>7.509</text:p>
          </table:table-cell>
          <table:table-cell office:value-type="float" office:value="4.326" calcext:value-type="float">
            <text:p>4.326</text:p>
          </table:table-cell>
          <table:table-cell office:value-type="float" office:value="7.129" calcext:value-type="float">
            <text:p>7.129</text:p>
          </table:table-cell>
          <table:table-cell office:value-type="float" office:value="5.531" calcext:value-type="float">
            <text:p>5.531</text:p>
          </table:table-cell>
          <table:table-cell office:value-type="float" office:value="3.188" calcext:value-type="float">
            <text:p>3.188</text:p>
          </table:table-cell>
          <table:table-cell office:value-type="float" office:value="3.766" calcext:value-type="float">
            <text:p>3.766</text:p>
          </table:table-cell>
          <table:table-cell office:value-type="float" office:value="3.012" calcext:value-type="float">
            <text:p>3.012</text:p>
          </table:table-cell>
          <table:table-cell office:value-type="float" office:value="7.143" calcext:value-type="float">
            <text:p>7.143</text:p>
          </table:table-cell>
          <table:table-cell office:value-type="float" office:value="4.785" calcext:value-type="float">
            <text:p>4.785</text:p>
          </table:table-cell>
          <table:table-cell office:value-type="float" office:value="8.052" calcext:value-type="float">
            <text:p>8.052</text:p>
          </table:table-cell>
          <table:table-cell office:value-type="float" office:value="13.874" calcext:value-type="float">
            <text:p>13.874</text:p>
          </table:table-cell>
          <table:table-cell office:value-type="float" office:value="11.596" calcext:value-type="float">
            <text:p>11.596</text:p>
          </table:table-cell>
          <table:table-cell office:value-type="float" office:value="9.863" calcext:value-type="float">
            <text:p>9.863</text:p>
          </table:table-cell>
          <table:table-cell office:value-type="float" office:value="11.678" calcext:value-type="float">
            <text:p>11.678</text:p>
          </table:table-cell>
          <table:table-cell office:value-type="float" office:value="14.135" calcext:value-type="float">
            <text:p>14.135</text:p>
          </table:table-cell>
          <table:table-cell office:value-type="float" office:value="20.019" calcext:value-type="float">
            <text:p>20.019</text:p>
          </table:table-cell>
          <table:table-cell office:value-type="float" office:value="15.519" calcext:value-type="float">
            <text:p>15.519</text:p>
          </table:table-cell>
          <table:table-cell office:value-type="float" office:value="0.000000154165695207719" calcext:value-type="float">
            <text:p>1.54E-07</text:p>
          </table:table-cell>
          <table:table-cell office:value-type="float" office:value="55071802.5" calcext:value-type="float">
            <text:p>55071802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65.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5.496" calcext:value-type="float">
            <text:p>5.496</text:p>
          </table:table-cell>
          <table:table-cell office:value-type="float" office:value="8.529" calcext:value-type="float">
            <text:p>8.529</text:p>
          </table:table-cell>
          <table:table-cell office:value-type="float" office:value="9.383" calcext:value-type="float">
            <text:p>9.383</text:p>
          </table:table-cell>
          <table:table-cell office:value-type="float" office:value="7.452" calcext:value-type="float">
            <text:p>7.452</text:p>
          </table:table-cell>
          <table:table-cell office:value-type="float" office:value="4.271" calcext:value-type="float">
            <text:p>4.271</text:p>
          </table:table-cell>
          <table:table-cell office:value-type="float" office:value="7.114" calcext:value-type="float">
            <text:p>7.114</text:p>
          </table:table-cell>
          <table:table-cell office:value-type="float" office:value="5.507" calcext:value-type="float">
            <text:p>5.507</text:p>
          </table:table-cell>
          <table:table-cell office:value-type="float" office:value="3.061" calcext:value-type="float">
            <text:p>3.061</text:p>
          </table:table-cell>
          <table:table-cell office:value-type="float" office:value="3.723" calcext:value-type="float">
            <text:p>3.723</text:p>
          </table:table-cell>
          <table:table-cell office:value-type="float" office:value="2.909" calcext:value-type="float">
            <text:p>2.909</text:p>
          </table:table-cell>
          <table:table-cell office:value-type="float" office:value="7.141" calcext:value-type="float">
            <text:p>7.141</text:p>
          </table:table-cell>
          <table:table-cell office:value-type="float" office:value="4.765" calcext:value-type="float">
            <text:p>4.765</text:p>
          </table:table-cell>
          <table:table-cell office:value-type="float" office:value="8.041" calcext:value-type="float">
            <text:p>8.041</text:p>
          </table:table-cell>
          <table:table-cell office:value-type="float" office:value="13.839" calcext:value-type="float">
            <text:p>13.839</text:p>
          </table:table-cell>
          <table:table-cell office:value-type="float" office:value="11.575" calcext:value-type="float">
            <text:p>11.57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667" calcext:value-type="float">
            <text:p>11.667</text:p>
          </table:table-cell>
          <table:table-cell office:value-type="float" office:value="14.1" calcext:value-type="float">
            <text:p>14.1</text:p>
          </table:table-cell>
          <table:table-cell office:value-type="float" office:value="19.999" calcext:value-type="float">
            <text:p>19.999</text:p>
          </table:table-cell>
          <table:table-cell office:value-type="float" office:value="15.501" calcext:value-type="float">
            <text:p>15.501</text:p>
          </table:table-cell>
          <table:table-cell office:value-type="float" office:value="0.00000015354726503685" calcext:value-type="float">
            <text:p>1.54E-07</text:p>
          </table:table-cell>
          <table:table-cell office:value-type="float" office:value="55098491.5" calcext:value-type="float">
            <text:p>55098491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60.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.481" calcext:value-type="float">
            <text:p>5.481</text:p>
          </table:table-cell>
          <table:table-cell office:value-type="float" office:value="8.516" calcext:value-type="float">
            <text:p>8.516</text:p>
          </table:table-cell>
          <table:table-cell office:value-type="float" office:value="9.322" calcext:value-type="float">
            <text:p>9.322</text:p>
          </table:table-cell>
          <table:table-cell office:value-type="float" office:value="7.304" calcext:value-type="float">
            <text:p>7.304</text:p>
          </table:table-cell>
          <table:table-cell office:value-type="float" office:value="4.182" calcext:value-type="float">
            <text:p>4.182</text:p>
          </table:table-cell>
          <table:table-cell office:value-type="float" office:value="7.128" calcext:value-type="float">
            <text:p>7.128</text:p>
          </table:table-cell>
          <table:table-cell office:value-type="float" office:value="5.539" calcext:value-type="float">
            <text:p>5.539</text:p>
          </table:table-cell>
          <table:table-cell office:value-type="float" office:value="3.02" calcext:value-type="float">
            <text:p>3.02</text:p>
          </table:table-cell>
          <table:table-cell office:value-type="float" office:value="3.683" calcext:value-type="float">
            <text:p>3.683</text:p>
          </table:table-cell>
          <table:table-cell office:value-type="float" office:value="2.816" calcext:value-type="float">
            <text:p>2.816</text:p>
          </table:table-cell>
          <table:table-cell office:value-type="float" office:value="7.127" calcext:value-type="float">
            <text:p>7.127</text:p>
          </table:table-cell>
          <table:table-cell office:value-type="float" office:value="4.715" calcext:value-type="float">
            <text:p>4.715</text:p>
          </table:table-cell>
          <table:table-cell office:value-type="float" office:value="8.019" calcext:value-type="float">
            <text:p>8.019</text:p>
          </table:table-cell>
          <table:table-cell office:value-type="float" office:value="13.797" calcext:value-type="float">
            <text:p>13.797</text:p>
          </table:table-cell>
          <table:table-cell office:value-type="float" office:value="11.542" calcext:value-type="float">
            <text:p>11.542</text:p>
          </table:table-cell>
          <table:table-cell office:value-type="float" office:value="9.808" calcext:value-type="float">
            <text:p>9.808</text:p>
          </table:table-cell>
          <table:table-cell office:value-type="float" office:value="11.665" calcext:value-type="float">
            <text:p>11.665</text:p>
          </table:table-cell>
          <table:table-cell office:value-type="float" office:value="14.088" calcext:value-type="float">
            <text:p>14.088</text:p>
          </table:table-cell>
          <table:table-cell office:value-type="float" office:value="19.984" calcext:value-type="float">
            <text:p>19.984</text:p>
          </table:table-cell>
          <table:table-cell office:value-type="float" office:value="15.49" calcext:value-type="float">
            <text:p>15.49</text:p>
          </table:table-cell>
          <table:table-cell office:value-type="float" office:value="0.000000151305260549019" calcext:value-type="float">
            <text:p>1.51E-07</text:p>
          </table:table-cell>
          <table:table-cell office:value-type="float" office:value="55125180.5" calcext:value-type="float">
            <text:p>55125180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50.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.467" calcext:value-type="float">
            <text:p>5.467</text:p>
          </table:table-cell>
          <table:table-cell office:value-type="float" office:value="8.378" calcext:value-type="float">
            <text:p>8.378</text:p>
          </table:table-cell>
          <table:table-cell office:value-type="float" office:value="9.299" calcext:value-type="float">
            <text:p>9.299</text:p>
          </table:table-cell>
          <table:table-cell office:value-type="float" office:value="7.194" calcext:value-type="float">
            <text:p>7.194</text:p>
          </table:table-cell>
          <table:table-cell office:value-type="float" office:value="4.197" calcext:value-type="float">
            <text:p>4.197</text:p>
          </table:table-cell>
          <table:table-cell office:value-type="float" office:value="7.046" calcext:value-type="float">
            <text:p>7.046</text:p>
          </table:table-cell>
          <table:table-cell office:value-type="float" office:value="5.672" calcext:value-type="float">
            <text:p>5.672</text:p>
          </table:table-cell>
          <table:table-cell office:value-type="float" office:value="2.95" calcext:value-type="float">
            <text:p>2.95</text:p>
          </table:table-cell>
          <table:table-cell office:value-type="float" office:value="3.621" calcext:value-type="float">
            <text:p>3.621</text:p>
          </table:table-cell>
          <table:table-cell office:value-type="float" office:value="2.721" calcext:value-type="float">
            <text:p>2.721</text:p>
          </table:table-cell>
          <table:table-cell office:value-type="float" office:value="7.015" calcext:value-type="float">
            <text:p>7.015</text:p>
          </table:table-cell>
          <table:table-cell office:value-type="float" office:value="4.593" calcext:value-type="float">
            <text:p>4.593</text:p>
          </table:table-cell>
          <table:table-cell office:value-type="float" office:value="8.002" calcext:value-type="float">
            <text:p>8.002</text:p>
          </table:table-cell>
          <table:table-cell office:value-type="float" office:value="13.757" calcext:value-type="float">
            <text:p>13.757</text:p>
          </table:table-cell>
          <table:table-cell office:value-type="float" office:value="11.514" calcext:value-type="float">
            <text:p>11.514</text:p>
          </table:table-cell>
          <table:table-cell office:value-type="float" office:value="9.74" calcext:value-type="float">
            <text:p>9.74</text:p>
          </table:table-cell>
          <table:table-cell office:value-type="float" office:value="11.626" calcext:value-type="float">
            <text:p>11.626</text:p>
          </table:table-cell>
          <table:table-cell office:value-type="float" office:value="14.038" calcext:value-type="float">
            <text:p>14.038</text:p>
          </table:table-cell>
          <table:table-cell office:value-type="float" office:value="19.981" calcext:value-type="float">
            <text:p>19.981</text:p>
          </table:table-cell>
          <table:table-cell office:value-type="float" office:value="15.454" calcext:value-type="float">
            <text:p>15.454</text:p>
          </table:table-cell>
          <table:table-cell office:value-type="float" office:value="0.000000149704510489523" calcext:value-type="float">
            <text:p>1.50E-07</text:p>
          </table:table-cell>
          <table:table-cell office:value-type="float" office:value="55178565" calcext:value-type="float">
            <text:p>551785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55.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.474" calcext:value-type="float">
            <text:p>5.474</text:p>
          </table:table-cell>
          <table:table-cell office:value-type="float" office:value="8.476" calcext:value-type="float">
            <text:p>8.476</text:p>
          </table:table-cell>
          <table:table-cell office:value-type="float" office:value="9.302" calcext:value-type="float">
            <text:p>9.302</text:p>
          </table:table-cell>
          <table:table-cell office:value-type="float" office:value="7.189" calcext:value-type="float">
            <text:p>7.189</text:p>
          </table:table-cell>
          <table:table-cell office:value-type="float" office:value="4.169" calcext:value-type="float">
            <text:p>4.169</text:p>
          </table:table-cell>
          <table:table-cell office:value-type="float" office:value="7.14" calcext:value-type="float">
            <text:p>7.14</text:p>
          </table:table-cell>
          <table:table-cell office:value-type="float" office:value="5.64" calcext:value-type="float">
            <text:p>5.64</text:p>
          </table:table-cell>
          <table:table-cell office:value-type="float" office:value="2.992" calcext:value-type="float">
            <text:p>2.992</text:p>
          </table:table-cell>
          <table:table-cell office:value-type="float" office:value="3.607" calcext:value-type="float">
            <text:p>3.607</text:p>
          </table:table-cell>
          <table:table-cell office:value-type="float" office:value="2.755" calcext:value-type="float">
            <text:p>2.755</text:p>
          </table:table-cell>
          <table:table-cell office:value-type="float" office:value="7.078" calcext:value-type="float">
            <text:p>7.078</text:p>
          </table:table-cell>
          <table:table-cell office:value-type="float" office:value="4.628" calcext:value-type="float">
            <text:p>4.628</text:p>
          </table:table-cell>
          <table:table-cell office:value-type="float" office:value="7.995" calcext:value-type="float">
            <text:p>7.995</text:p>
          </table:table-cell>
          <table:table-cell office:value-type="float" office:value="13.78" calcext:value-type="float">
            <text:p>13.78</text:p>
          </table:table-cell>
          <table:table-cell office:value-type="float" office:value="11.529" calcext:value-type="float">
            <text:p>11.529</text:p>
          </table:table-cell>
          <table:table-cell office:value-type="float" office:value="9.817" calcext:value-type="float">
            <text:p>9.817</text:p>
          </table:table-cell>
          <table:table-cell office:value-type="float" office:value="11.657" calcext:value-type="float">
            <text:p>11.657</text:p>
          </table:table-cell>
          <table:table-cell office:value-type="float" office:value="14.073" calcext:value-type="float">
            <text:p>14.073</text:p>
          </table:table-cell>
          <table:table-cell office:value-type="float" office:value="19.978" calcext:value-type="float">
            <text:p>19.978</text:p>
          </table:table-cell>
          <table:table-cell office:value-type="float" office:value="15.476" calcext:value-type="float">
            <text:p>15.476</text:p>
          </table:table-cell>
          <table:table-cell office:value-type="float" office:value="0.000000149739480101115" calcext:value-type="float">
            <text:p>1.50E-07</text:p>
          </table:table-cell>
          <table:table-cell office:value-type="float" office:value="55151876" calcext:value-type="float">
            <text:p>5515187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40.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.522" calcext:value-type="float">
            <text:p>5.522</text:p>
          </table:table-cell>
          <table:table-cell office:value-type="float" office:value="8.202" calcext:value-type="float">
            <text:p>8.202</text:p>
          </table:table-cell>
          <table:table-cell office:value-type="float" office:value="9.47" calcext:value-type="float">
            <text:p>9.47</text:p>
          </table:table-cell>
          <table:table-cell office:value-type="float" office:value="7.339" calcext:value-type="float">
            <text:p>7.339</text:p>
          </table:table-cell>
          <table:table-cell office:value-type="float" office:value="4.181" calcext:value-type="float">
            <text:p>4.181</text:p>
          </table:table-cell>
          <table:table-cell office:value-type="float" office:value="6.836" calcext:value-type="float">
            <text:p>6.836</text:p>
          </table:table-cell>
          <table:table-cell office:value-type="float" office:value="5.705" calcext:value-type="float">
            <text:p>5.705</text:p>
          </table:table-cell>
          <table:table-cell office:value-type="float" office:value="3.04" calcext:value-type="float">
            <text:p>3.04</text:p>
          </table:table-cell>
          <table:table-cell office:value-type="float" office:value="3.544" calcext:value-type="float">
            <text:p>3.544</text:p>
          </table:table-cell>
          <table:table-cell office:value-type="float" office:value="2.977" calcext:value-type="float">
            <text:p>2.977</text:p>
          </table:table-cell>
          <table:table-cell office:value-type="float" office:value="7.019" calcext:value-type="float">
            <text:p>7.019</text:p>
          </table:table-cell>
          <table:table-cell office:value-type="float" office:value="4.652" calcext:value-type="float">
            <text:p>4.652</text:p>
          </table:table-cell>
          <table:table-cell office:value-type="float" office:value="7.993" calcext:value-type="float">
            <text:p>7.993</text:p>
          </table:table-cell>
          <table:table-cell office:value-type="float" office:value="13.713" calcext:value-type="float">
            <text:p>13.713</text:p>
          </table:table-cell>
          <table:table-cell office:value-type="float" office:value="11.457" calcext:value-type="float">
            <text:p>11.457</text:p>
          </table:table-cell>
          <table:table-cell office:value-type="float" office:value="9.601" calcext:value-type="float">
            <text:p>9.601</text:p>
          </table:table-cell>
          <table:table-cell office:value-type="float" office:value="11.565" calcext:value-type="float">
            <text:p>11.565</text:p>
          </table:table-cell>
          <table:table-cell office:value-type="float" office:value="13.969" calcext:value-type="float">
            <text:p>13.969</text:p>
          </table:table-cell>
          <table:table-cell office:value-type="float" office:value="19.977" calcext:value-type="float">
            <text:p>19.977</text:p>
          </table:table-cell>
          <table:table-cell office:value-type="float" office:value="15.387" calcext:value-type="float">
            <text:p>15.387</text:p>
          </table:table-cell>
          <table:table-cell office:value-type="float" office:value="0.000000151100465134102" calcext:value-type="float">
            <text:p>1.51E-07</text:p>
          </table:table-cell>
          <table:table-cell office:value-type="float" office:value="55231949.5" calcext:value-type="float">
            <text:p>55231949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45.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.451" calcext:value-type="float">
            <text:p>5.451</text:p>
          </table:table-cell>
          <table:table-cell office:value-type="float" office:value="8.276" calcext:value-type="float">
            <text:p>8.276</text:p>
          </table:table-cell>
          <table:table-cell office:value-type="float" office:value="9.342" calcext:value-type="float">
            <text:p>9.342</text:p>
          </table:table-cell>
          <table:table-cell office:value-type="float" office:value="7.233" calcext:value-type="float">
            <text:p>7.233</text:p>
          </table:table-cell>
          <table:table-cell office:value-type="float" office:value="4.173" calcext:value-type="float">
            <text:p>4.173</text:p>
          </table:table-cell>
          <table:table-cell office:value-type="float" office:value="6.906" calcext:value-type="float">
            <text:p>6.906</text:p>
          </table:table-cell>
          <table:table-cell office:value-type="float" office:value="5.703" calcext:value-type="float">
            <text:p>5.703</text:p>
          </table:table-cell>
          <table:table-cell office:value-type="float" office:value="2.986" calcext:value-type="float">
            <text:p>2.986</text:p>
          </table:table-cell>
          <table:table-cell office:value-type="float" office:value="3.565" calcext:value-type="float">
            <text:p>3.565</text:p>
          </table:table-cell>
          <table:table-cell office:value-type="float" office:value="2.824" calcext:value-type="float">
            <text:p>2.824</text:p>
          </table:table-cell>
          <table:table-cell office:value-type="float" office:value="6.985" calcext:value-type="float">
            <text:p>6.985</text:p>
          </table:table-cell>
          <table:table-cell office:value-type="float" office:value="4.604" calcext:value-type="float">
            <text:p>4.604</text:p>
          </table:table-cell>
          <table:table-cell office:value-type="float" office:value="7.993" calcext:value-type="float">
            <text:p>7.993</text:p>
          </table:table-cell>
          <table:table-cell office:value-type="float" office:value="13.73" calcext:value-type="float">
            <text:p>13.73</text:p>
          </table:table-cell>
          <table:table-cell office:value-type="float" office:value="11.483" calcext:value-type="float">
            <text:p>11.483</text:p>
          </table:table-cell>
          <table:table-cell office:value-type="float" office:value="9.669" calcext:value-type="float">
            <text:p>9.669</text:p>
          </table:table-cell>
          <table:table-cell office:value-type="float" office:value="11.584" calcext:value-type="float">
            <text:p>11.584</text:p>
          </table:table-cell>
          <table:table-cell office:value-type="float" office:value="13.997" calcext:value-type="float">
            <text:p>13.997</text:p>
          </table:table-cell>
          <table:table-cell office:value-type="float" office:value="19.986" calcext:value-type="float">
            <text:p>19.986</text:p>
          </table:table-cell>
          <table:table-cell office:value-type="float" office:value="15.42" calcext:value-type="float">
            <text:p>15.42</text:p>
          </table:table-cell>
          <table:table-cell office:value-type="float" office:value="0.000000150040278915855" calcext:value-type="float">
            <text:p>1.50E-07</text:p>
          </table:table-cell>
          <table:table-cell office:value-type="float" office:value="55205254" calcext:value-type="float">
            <text:p>552052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25.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.574" calcext:value-type="float">
            <text:p>5.574</text:p>
          </table:table-cell>
          <table:table-cell office:value-type="float" office:value="8.312" calcext:value-type="float">
            <text:p>8.312</text:p>
          </table:table-cell>
          <table:table-cell office:value-type="float" office:value="9.6" calcext:value-type="float">
            <text:p>9.6</text:p>
          </table:table-cell>
          <table:table-cell office:value-type="float" office:value="7.425" calcext:value-type="float">
            <text:p>7.425</text:p>
          </table:table-cell>
          <table:table-cell office:value-type="float" office:value="4.261" calcext:value-type="float">
            <text:p>4.261</text:p>
          </table:table-cell>
          <table:table-cell office:value-type="float" office:value="6.974" calcext:value-type="float">
            <text:p>6.974</text:p>
          </table:table-cell>
          <table:table-cell office:value-type="float" office:value="5.753" calcext:value-type="float">
            <text:p>5.753</text:p>
          </table:table-cell>
          <table:table-cell office:value-type="float" office:value="3.091" calcext:value-type="float">
            <text:p>3.091</text:p>
          </table:table-cell>
          <table:table-cell office:value-type="float" office:value="3.736" calcext:value-type="float">
            <text:p>3.736</text:p>
          </table:table-cell>
          <table:table-cell office:value-type="float" office:value="3.094" calcext:value-type="float">
            <text:p>3.094</text:p>
          </table:table-cell>
          <table:table-cell office:value-type="float" office:value="7.029" calcext:value-type="float">
            <text:p>7.029</text:p>
          </table:table-cell>
          <table:table-cell office:value-type="float" office:value="4.663" calcext:value-type="float">
            <text:p>4.663</text:p>
          </table:table-cell>
          <table:table-cell office:value-type="float" office:value="7.991" calcext:value-type="float">
            <text:p>7.991</text:p>
          </table:table-cell>
          <table:table-cell office:value-type="float" office:value="13.724" calcext:value-type="float">
            <text:p>13.724</text:p>
          </table:table-cell>
          <table:table-cell office:value-type="float" office:value="11.383" calcext:value-type="float">
            <text:p>11.383</text:p>
          </table:table-cell>
          <table:table-cell office:value-type="float" office:value="9.533" calcext:value-type="float">
            <text:p>9.533</text:p>
          </table:table-cell>
          <table:table-cell office:value-type="float" office:value="11.487" calcext:value-type="float">
            <text:p>11.487</text:p>
          </table:table-cell>
          <table:table-cell office:value-type="float" office:value="13.9" calcext:value-type="float">
            <text:p>13.9</text:p>
          </table:table-cell>
          <table:table-cell office:value-type="float" office:value="19.935" calcext:value-type="float">
            <text:p>19.935</text:p>
          </table:table-cell>
          <table:table-cell office:value-type="float" office:value="15.366" calcext:value-type="float">
            <text:p>15.366</text:p>
          </table:table-cell>
          <table:table-cell office:value-type="float" office:value="0.000000151782659795635" calcext:value-type="float">
            <text:p>1.52E-07</text:p>
          </table:table-cell>
          <table:table-cell office:value-type="float" office:value="55312023" calcext:value-type="float">
            <text:p>553120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30.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.599" calcext:value-type="float">
            <text:p>5.599</text:p>
          </table:table-cell>
          <table:table-cell office:value-type="float" office:value="8.302" calcext:value-type="float">
            <text:p>8.302</text:p>
          </table:table-cell>
          <table:table-cell office:value-type="float" office:value="9.668" calcext:value-type="float">
            <text:p>9.668</text:p>
          </table:table-cell>
          <table:table-cell office:value-type="float" office:value="7.431" calcext:value-type="float">
            <text:p>7.431</text:p>
          </table:table-cell>
          <table:table-cell office:value-type="float" office:value="4.286" calcext:value-type="float">
            <text:p>4.286</text:p>
          </table:table-cell>
          <table:table-cell office:value-type="float" office:value="6.886" calcext:value-type="float">
            <text:p>6.886</text:p>
          </table:table-cell>
          <table:table-cell office:value-type="float" office:value="5.801" calcext:value-type="float">
            <text:p>5.801</text:p>
          </table:table-cell>
          <table:table-cell office:value-type="float" office:value="3.072" calcext:value-type="float">
            <text:p>3.072</text:p>
          </table:table-cell>
          <table:table-cell office:value-type="float" office:value="3.7" calcext:value-type="float">
            <text:p>3.7</text:p>
          </table:table-cell>
          <table:table-cell office:value-type="float" office:value="3.082" calcext:value-type="float">
            <text:p>3.082</text:p>
          </table:table-cell>
          <table:table-cell office:value-type="float" office:value="7.057" calcext:value-type="float">
            <text:p>7.057</text:p>
          </table:table-cell>
          <table:table-cell office:value-type="float" office:value="4.709" calcext:value-type="float">
            <text:p>4.709</text:p>
          </table:table-cell>
          <table:table-cell office:value-type="float" office:value="7.988" calcext:value-type="float">
            <text:p>7.988</text:p>
          </table:table-cell>
          <table:table-cell office:value-type="float" office:value="13.716" calcext:value-type="float">
            <text:p>13.716</text:p>
          </table:table-cell>
          <table:table-cell office:value-type="float" office:value="11.414" calcext:value-type="float">
            <text:p>11.414</text:p>
          </table:table-cell>
          <table:table-cell office:value-type="float" office:value="9.532" calcext:value-type="float">
            <text:p>9.532</text:p>
          </table:table-cell>
          <table:table-cell office:value-type="float" office:value="11.523" calcext:value-type="float">
            <text:p>11.523</text:p>
          </table:table-cell>
          <table:table-cell office:value-type="float" office:value="13.933" calcext:value-type="float">
            <text:p>13.933</text:p>
          </table:table-cell>
          <table:table-cell office:value-type="float" office:value="19.953" calcext:value-type="float">
            <text:p>19.953</text:p>
          </table:table-cell>
          <table:table-cell office:value-type="float" office:value="15.378" calcext:value-type="float">
            <text:p>15.378</text:p>
          </table:table-cell>
          <table:table-cell office:value-type="float" office:value="0.00000015200829387196" calcext:value-type="float">
            <text:p>1.52E-07</text:p>
          </table:table-cell>
          <table:table-cell office:value-type="float" office:value="55285334" calcext:value-type="float">
            <text:p>552853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35.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.492" calcext:value-type="float">
            <text:p>5.492</text:p>
          </table:table-cell>
          <table:table-cell office:value-type="float" office:value="8.224" calcext:value-type="float">
            <text:p>8.224</text:p>
          </table:table-cell>
          <table:table-cell office:value-type="float" office:value="9.597" calcext:value-type="float">
            <text:p>9.597</text:p>
          </table:table-cell>
          <table:table-cell office:value-type="float" office:value="7.367" calcext:value-type="float">
            <text:p>7.367</text:p>
          </table:table-cell>
          <table:table-cell office:value-type="float" office:value="4.242" calcext:value-type="float">
            <text:p>4.242</text:p>
          </table:table-cell>
          <table:table-cell office:value-type="float" office:value="6.79" calcext:value-type="float">
            <text:p>6.79</text:p>
          </table:table-cell>
          <table:table-cell office:value-type="float" office:value="5.789" calcext:value-type="float">
            <text:p>5.789</text:p>
          </table:table-cell>
          <table:table-cell office:value-type="float" office:value="3.081" calcext:value-type="float">
            <text:p>3.081</text:p>
          </table:table-cell>
          <table:table-cell office:value-type="float" office:value="3.689" calcext:value-type="float">
            <text:p>3.689</text:p>
          </table:table-cell>
          <table:table-cell office:value-type="float" office:value="3.055" calcext:value-type="float">
            <text:p>3.055</text:p>
          </table:table-cell>
          <table:table-cell office:value-type="float" office:value="7.067" calcext:value-type="float">
            <text:p>7.067</text:p>
          </table:table-cell>
          <table:table-cell office:value-type="float" office:value="4.657" calcext:value-type="float">
            <text:p>4.657</text:p>
          </table:table-cell>
          <table:table-cell office:value-type="float" office:value="7.978" calcext:value-type="float">
            <text:p>7.978</text:p>
          </table:table-cell>
          <table:table-cell office:value-type="float" office:value="13.711" calcext:value-type="float">
            <text:p>13.711</text:p>
          </table:table-cell>
          <table:table-cell office:value-type="float" office:value="11.44" calcext:value-type="float">
            <text:p>11.44</text:p>
          </table:table-cell>
          <table:table-cell office:value-type="float" office:value="9.553" calcext:value-type="float">
            <text:p>9.553</text:p>
          </table:table-cell>
          <table:table-cell office:value-type="float" office:value="11.518" calcext:value-type="float">
            <text:p>11.518</text:p>
          </table:table-cell>
          <table:table-cell office:value-type="float" office:value="13.949" calcext:value-type="float">
            <text:p>13.949</text:p>
          </table:table-cell>
          <table:table-cell office:value-type="float" office:value="19.968" calcext:value-type="float">
            <text:p>19.968</text:p>
          </table:table-cell>
          <table:table-cell office:value-type="float" office:value="15.351" calcext:value-type="float">
            <text:p>15.351</text:p>
          </table:table-cell>
          <table:table-cell office:value-type="float" office:value="0.000000151570913558322" calcext:value-type="float">
            <text:p>1.52E-07</text:p>
          </table:table-cell>
          <table:table-cell office:value-type="float" office:value="55258638.5" calcext:value-type="float">
            <text:p>55258638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20.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.597" calcext:value-type="float">
            <text:p>5.597</text:p>
          </table:table-cell>
          <table:table-cell office:value-type="float" office:value="8.307" calcext:value-type="float">
            <text:p>8.307</text:p>
          </table:table-cell>
          <table:table-cell office:value-type="float" office:value="9.54" calcext:value-type="float">
            <text:p>9.54</text:p>
          </table:table-cell>
          <table:table-cell office:value-type="float" office:value="7.487" calcext:value-type="float">
            <text:p>7.487</text:p>
          </table:table-cell>
          <table:table-cell office:value-type="float" office:value="4.389" calcext:value-type="float">
            <text:p>4.389</text:p>
          </table:table-cell>
          <table:table-cell office:value-type="float" office:value="7.029" calcext:value-type="float">
            <text:p>7.029</text:p>
          </table:table-cell>
          <table:table-cell office:value-type="float" office:value="5.591" calcext:value-type="float">
            <text:p>5.591</text:p>
          </table:table-cell>
          <table:table-cell office:value-type="float" office:value="3.082" calcext:value-type="float">
            <text:p>3.082</text:p>
          </table:table-cell>
          <table:table-cell office:value-type="float" office:value="3.728" calcext:value-type="float">
            <text:p>3.728</text:p>
          </table:table-cell>
          <table:table-cell office:value-type="float" office:value="3.091" calcext:value-type="float">
            <text:p>3.091</text:p>
          </table:table-cell>
          <table:table-cell office:value-type="float" office:value="7.022" calcext:value-type="float">
            <text:p>7.022</text:p>
          </table:table-cell>
          <table:table-cell office:value-type="float" office:value="4.667" calcext:value-type="float">
            <text:p>4.667</text:p>
          </table:table-cell>
          <table:table-cell office:value-type="float" office:value="7.974" calcext:value-type="float">
            <text:p>7.974</text:p>
          </table:table-cell>
          <table:table-cell office:value-type="float" office:value="13.717" calcext:value-type="float">
            <text:p>13.717</text:p>
          </table:table-cell>
          <table:table-cell office:value-type="float" office:value="11.351" calcext:value-type="float">
            <text:p>11.351</text:p>
          </table:table-cell>
          <table:table-cell office:value-type="float" office:value="9.554" calcext:value-type="float">
            <text:p>9.554</text:p>
          </table:table-cell>
          <table:table-cell office:value-type="float" office:value="11.476" calcext:value-type="float">
            <text:p>11.476</text:p>
          </table:table-cell>
          <table:table-cell office:value-type="float" office:value="13.896" calcext:value-type="float">
            <text:p>13.896</text:p>
          </table:table-cell>
          <table:table-cell office:value-type="float" office:value="19.918" calcext:value-type="float">
            <text:p>19.918</text:p>
          </table:table-cell>
          <table:table-cell office:value-type="float" office:value="15.324" calcext:value-type="float">
            <text:p>15.324</text:p>
          </table:table-cell>
          <table:table-cell office:value-type="float" office:value="0.000000151737194358029" calcext:value-type="float">
            <text:p>1.52E-07</text:p>
          </table:table-cell>
          <table:table-cell office:value-type="float" office:value="55338718.5" calcext:value-type="float">
            <text:p>55338718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15.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.627" calcext:value-type="float">
            <text:p>5.627</text:p>
          </table:table-cell>
          <table:table-cell office:value-type="float" office:value="8.405" calcext:value-type="float">
            <text:p>8.405</text:p>
          </table:table-cell>
          <table:table-cell office:value-type="float" office:value="9.479" calcext:value-type="float">
            <text:p>9.479</text:p>
          </table:table-cell>
          <table:table-cell office:value-type="float" office:value="7.474" calcext:value-type="float">
            <text:p>7.474</text:p>
          </table:table-cell>
          <table:table-cell office:value-type="float" office:value="4.364" calcext:value-type="float">
            <text:p>4.364</text:p>
          </table:table-cell>
          <table:table-cell office:value-type="float" office:value="7.097" calcext:value-type="float">
            <text:p>7.097</text:p>
          </table:table-cell>
          <table:table-cell office:value-type="float" office:value="5.477" calcext:value-type="float">
            <text:p>5.477</text:p>
          </table:table-cell>
          <table:table-cell office:value-type="float" office:value="3.134" calcext:value-type="float">
            <text:p>3.134</text:p>
          </table:table-cell>
          <table:table-cell office:value-type="float" office:value="3.704" calcext:value-type="float">
            <text:p>3.704</text:p>
          </table:table-cell>
          <table:table-cell office:value-type="float" office:value="3.075" calcext:value-type="float">
            <text:p>3.075</text:p>
          </table:table-cell>
          <table:table-cell office:value-type="float" office:value="7.033" calcext:value-type="float">
            <text:p>7.033</text:p>
          </table:table-cell>
          <table:table-cell office:value-type="float" office:value="4.698" calcext:value-type="float">
            <text:p>4.698</text:p>
          </table:table-cell>
          <table:table-cell office:value-type="float" office:value="7.97" calcext:value-type="float">
            <text:p>7.97</text:p>
          </table:table-cell>
          <table:table-cell office:value-type="float" office:value="13.698" calcext:value-type="float">
            <text:p>13.698</text:p>
          </table:table-cell>
          <table:table-cell office:value-type="float" office:value="11.328" calcext:value-type="float">
            <text:p>11.328</text:p>
          </table:table-cell>
          <table:table-cell office:value-type="float" office:value="9.527" calcext:value-type="float">
            <text:p>9.527</text:p>
          </table:table-cell>
          <table:table-cell office:value-type="float" office:value="11.451" calcext:value-type="float">
            <text:p>11.451</text:p>
          </table:table-cell>
          <table:table-cell office:value-type="float" office:value="13.892" calcext:value-type="float">
            <text:p>13.892</text:p>
          </table:table-cell>
          <table:table-cell office:value-type="float" office:value="19.905" calcext:value-type="float">
            <text:p>19.905</text:p>
          </table:table-cell>
          <table:table-cell office:value-type="float" office:value="15.306" calcext:value-type="float">
            <text:p>15.306</text:p>
          </table:table-cell>
          <table:table-cell office:value-type="float" office:value="0.000000151576145308391" calcext:value-type="float">
            <text:p>1.52E-07</text:p>
          </table:table-cell>
          <table:table-cell office:value-type="float" office:value="55365407.5" calcext:value-type="float">
            <text:p>55365407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10.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.543" calcext:value-type="float">
            <text:p>5.543</text:p>
          </table:table-cell>
          <table:table-cell office:value-type="float" office:value="8.375" calcext:value-type="float">
            <text:p>8.375</text:p>
          </table:table-cell>
          <table:table-cell office:value-type="float" office:value="9.359" calcext:value-type="float">
            <text:p>9.359</text:p>
          </table:table-cell>
          <table:table-cell office:value-type="float" office:value="7.48" calcext:value-type="float">
            <text:p>7.48</text:p>
          </table:table-cell>
          <table:table-cell office:value-type="float" office:value="4.281" calcext:value-type="float">
            <text:p>4.281</text:p>
          </table:table-cell>
          <table:table-cell office:value-type="float" office:value="7.045" calcext:value-type="float">
            <text:p>7.045</text:p>
          </table:table-cell>
          <table:table-cell office:value-type="float" office:value="5.441" calcext:value-type="float">
            <text:p>5.441</text:p>
          </table:table-cell>
          <table:table-cell office:value-type="float" office:value="3.207" calcext:value-type="float">
            <text:p>3.207</text:p>
          </table:table-cell>
          <table:table-cell office:value-type="float" office:value="3.687" calcext:value-type="float">
            <text:p>3.687</text:p>
          </table:table-cell>
          <table:table-cell office:value-type="float" office:value="3.031" calcext:value-type="float">
            <text:p>3.031</text:p>
          </table:table-cell>
          <table:table-cell office:value-type="float" office:value="6.998" calcext:value-type="float">
            <text:p>6.998</text:p>
          </table:table-cell>
          <table:table-cell office:value-type="float" office:value="4.685" calcext:value-type="float">
            <text:p>4.685</text:p>
          </table:table-cell>
          <table:table-cell office:value-type="float" office:value="7.966" calcext:value-type="float">
            <text:p>7.966</text:p>
          </table:table-cell>
          <table:table-cell office:value-type="float" office:value="13.674" calcext:value-type="float">
            <text:p>13.674</text:p>
          </table:table-cell>
          <table:table-cell office:value-type="float" office:value="11.306" calcext:value-type="float">
            <text:p>11.306</text:p>
          </table:table-cell>
          <table:table-cell office:value-type="float" office:value="9.528" calcext:value-type="float">
            <text:p>9.528</text:p>
          </table:table-cell>
          <table:table-cell office:value-type="float" office:value="11.441" calcext:value-type="float">
            <text:p>11.441</text:p>
          </table:table-cell>
          <table:table-cell office:value-type="float" office:value="13.882" calcext:value-type="float">
            <text:p>13.882</text:p>
          </table:table-cell>
          <table:table-cell office:value-type="float" office:value="19.894" calcext:value-type="float">
            <text:p>19.894</text:p>
          </table:table-cell>
          <table:table-cell office:value-type="float" office:value="15.319" calcext:value-type="float">
            <text:p>15.319</text:p>
          </table:table-cell>
          <table:table-cell office:value-type="float" office:value="0.00000015146441190487" calcext:value-type="float">
            <text:p>1.51E-07</text:p>
          </table:table-cell>
          <table:table-cell office:value-type="float" office:value="55392096.5" calcext:value-type="float">
            <text:p>55392096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5.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.435" calcext:value-type="float">
            <text:p>5.435</text:p>
          </table:table-cell>
          <table:table-cell office:value-type="float" office:value="8.239" calcext:value-type="float">
            <text:p>8.239</text:p>
          </table:table-cell>
          <table:table-cell office:value-type="float" office:value="9.209" calcext:value-type="float">
            <text:p>9.209</text:p>
          </table:table-cell>
          <table:table-cell office:value-type="float" office:value="7.373" calcext:value-type="float">
            <text:p>7.373</text:p>
          </table:table-cell>
          <table:table-cell office:value-type="float" office:value="4.251" calcext:value-type="float">
            <text:p>4.251</text:p>
          </table:table-cell>
          <table:table-cell office:value-type="float" office:value="6.926" calcext:value-type="float">
            <text:p>6.926</text:p>
          </table:table-cell>
          <table:table-cell office:value-type="float" office:value="5.491" calcext:value-type="float">
            <text:p>5.491</text:p>
          </table:table-cell>
          <table:table-cell office:value-type="float" office:value="3.209" calcext:value-type="float">
            <text:p>3.209</text:p>
          </table:table-cell>
          <table:table-cell office:value-type="float" office:value="3.659" calcext:value-type="float">
            <text:p>3.659</text:p>
          </table:table-cell>
          <table:table-cell office:value-type="float" office:value="2.938" calcext:value-type="float">
            <text:p>2.938</text:p>
          </table:table-cell>
          <table:table-cell office:value-type="float" office:value="6.945" calcext:value-type="float">
            <text:p>6.945</text:p>
          </table:table-cell>
          <table:table-cell office:value-type="float" office:value="4.712" calcext:value-type="float">
            <text:p>4.712</text:p>
          </table:table-cell>
          <table:table-cell office:value-type="float" office:value="7.963" calcext:value-type="float">
            <text:p>7.963</text:p>
          </table:table-cell>
          <table:table-cell office:value-type="float" office:value="13.66" calcext:value-type="float">
            <text:p>13.66</text:p>
          </table:table-cell>
          <table:table-cell office:value-type="float" office:value="11.294" calcext:value-type="float">
            <text:p>11.294</text:p>
          </table:table-cell>
          <table:table-cell office:value-type="float" office:value="9.55" calcext:value-type="float">
            <text:p>9.55</text:p>
          </table:table-cell>
          <table:table-cell office:value-type="float" office:value="11.414" calcext:value-type="float">
            <text:p>11.414</text:p>
          </table:table-cell>
          <table:table-cell office:value-type="float" office:value="13.878" calcext:value-type="float">
            <text:p>13.878</text:p>
          </table:table-cell>
          <table:table-cell office:value-type="float" office:value="19.882" calcext:value-type="float">
            <text:p>19.882</text:p>
          </table:table-cell>
          <table:table-cell office:value-type="float" office:value="15.313" calcext:value-type="float">
            <text:p>15.313</text:p>
          </table:table-cell>
          <table:table-cell office:value-type="float" office:value="0.000000150104088386698" calcext:value-type="float">
            <text:p>1.50E-07</text:p>
          </table:table-cell>
          <table:table-cell office:value-type="float" office:value="55418785.5" calcext:value-type="float">
            <text:p>55418785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0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14.455" calcext:value-type="float">
            <text:p>-114.455</text:p>
          </table:table-cell>
          <table:table-cell office:value-type="float" office:value="-5.184" calcext:value-type="float">
            <text:p>-5.184</text:p>
          </table:table-cell>
          <table:table-cell office:value-type="float" office:value="-80.031" calcext:value-type="float">
            <text:p>-80.031</text:p>
          </table:table-cell>
          <table:table-cell office:value-type="float" office:value="-26.188" calcext:value-type="float">
            <text:p>-26.188</text:p>
          </table:table-cell>
          <table:table-cell office:value-type="float" office:value="-69.013" calcext:value-type="float">
            <text:p>-69.013</text:p>
          </table:table-cell>
          <table:table-cell office:value-type="float" office:value="-15.235" calcext:value-type="float">
            <text:p>-15.235</text:p>
          </table:table-cell>
          <table:table-cell office:value-type="float" office:value="-28.068" calcext:value-type="float">
            <text:p>-28.068</text:p>
          </table:table-cell>
          <table:table-cell office:value-type="float" office:value="-27.219" calcext:value-type="float">
            <text:p>-27.219</text:p>
          </table:table-cell>
          <table:table-cell office:value-type="float" office:value="-110.899" calcext:value-type="float">
            <text:p>-110.899</text:p>
          </table:table-cell>
          <table:table-cell office:value-type="float" office:value="-12.026" calcext:value-type="float">
            <text:p>-12.026</text:p>
          </table:table-cell>
          <table:table-cell office:value-type="float" office:value="-68.792" calcext:value-type="float">
            <text:p>-68.792</text:p>
          </table:table-cell>
          <table:table-cell office:value-type="float" office:value="-27.584" calcext:value-type="float">
            <text:p>-27.584</text:p>
          </table:table-cell>
          <table:table-cell office:value-type="float" office:value="-111.531" calcext:value-type="float">
            <text:p>-111.531</text:p>
          </table:table-cell>
          <table:table-cell office:value-type="float" office:value="4.791" calcext:value-type="float">
            <text:p>4.791</text:p>
          </table:table-cell>
          <table:table-cell office:value-type="float" office:value="-69.293" calcext:value-type="float">
            <text:p>-69.293</text:p>
          </table:table-cell>
          <table:table-cell office:value-type="float" office:value="-40.925" calcext:value-type="float">
            <text:p>-40.925</text:p>
          </table:table-cell>
          <table:table-cell office:value-type="float" office:value="-107.579" calcext:value-type="float">
            <text:p>-107.579</text:p>
          </table:table-cell>
          <table:table-cell office:value-type="float" office:value="-4.838" calcext:value-type="float">
            <text:p>-4.838</text:p>
          </table:table-cell>
          <table:table-cell office:value-type="float" office:value="-58.25" calcext:value-type="float">
            <text:p>-58.25</text:p>
          </table:table-cell>
          <table:table-cell office:value-type="float" office:value="-40.926" calcext:value-type="float">
            <text:p>-40.926</text:p>
          </table:table-cell>
          <table:table-cell office:value-type="float" office:value="-0.000000947624675720267" calcext:value-type="float">
            <text:p>-9.48E-07</text:p>
          </table:table-cell>
          <table:table-cell office:value-type="float" office:value="45647399" calcext:value-type="float">
            <text:p>45647399</text:p>
          </table:table-cell>
          <table:table-cell table:number-columns-repeated="999"/>
        </table:table-row>
        <table:table-row table:style-name="ro1" table:number-rows-repeated="3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tf_config</text:p>
          </table:table-cell>
          <table:table-cell office:value-type="string" calcext:value-type="string">
            <text:p>drums.SDR</text:p>
          </table:table-cell>
          <table:table-cell office:value-type="string" calcext:value-type="string">
            <text:p>drums.SIR</text:p>
          </table:table-cell>
          <table:table-cell office:value-type="string" calcext:value-type="string">
            <text:p>drums.ISR</text:p>
          </table:table-cell>
          <table:table-cell office:value-type="string" calcext:value-type="string">
            <text:p>drums.SAR</text:p>
          </table:table-cell>
          <table:table-cell office:value-type="string" calcext:value-type="string">
            <text:p>bass.SDR</text:p>
          </table:table-cell>
          <table:table-cell office:value-type="string" calcext:value-type="string">
            <text:p>bass.SIR</text:p>
          </table:table-cell>
          <table:table-cell office:value-type="string" calcext:value-type="string">
            <text:p>bass.ISR</text:p>
          </table:table-cell>
          <table:table-cell office:value-type="string" calcext:value-type="string">
            <text:p>bass.SAR</text:p>
          </table:table-cell>
          <table:table-cell office:value-type="string" calcext:value-type="string">
            <text:p>other.SDR</text:p>
          </table:table-cell>
          <table:table-cell office:value-type="string" calcext:value-type="string">
            <text:p>other.SIR</text:p>
          </table:table-cell>
          <table:table-cell office:value-type="string" calcext:value-type="string">
            <text:p>other.ISR</text:p>
          </table:table-cell>
          <table:table-cell office:value-type="string" calcext:value-type="string">
            <text:p>other.SAR</text:p>
          </table:table-cell>
          <table:table-cell office:value-type="string" calcext:value-type="string">
            <text:p>vocals.SDR</text:p>
          </table:table-cell>
          <table:table-cell office:value-type="string" calcext:value-type="string">
            <text:p>vocals.SIR</text:p>
          </table:table-cell>
          <table:table-cell office:value-type="string" calcext:value-type="string">
            <text:p>vocals.ISR</text:p>
          </table:table-cell>
          <table:table-cell office:value-type="string" calcext:value-type="string">
            <text:p>vocals.SAR</text:p>
          </table:table-cell>
          <table:table-cell office:value-type="string" calcext:value-type="string">
            <text:p>accompaniment.SDR</text:p>
          </table:table-cell>
          <table:table-cell office:value-type="string" calcext:value-type="string">
            <text:p>accompaniment.SIR</text:p>
          </table:table-cell>
          <table:table-cell office:value-type="string" calcext:value-type="string">
            <text:p>accompaniment.ISR</text:p>
          </table:table-cell>
          <table:table-cell office:value-type="string" calcext:value-type="string">
            <text:p>accompaniment.SAR</text:p>
          </table:table-cell>
          <table:table-cell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mel-234-27.5-90.0</text:p>
          </table:table-cell>
          <table:table-cell office:value-type="float" office:value="7.154" calcext:value-type="float">
            <text:p>7.154</text:p>
          </table:table-cell>
          <table:table-cell office:value-type="float" office:value="10.725" calcext:value-type="float">
            <text:p>10.725</text:p>
          </table:table-cell>
          <table:table-cell office:value-type="float" office:value="12.083" calcext:value-type="float">
            <text:p>12.083</text:p>
          </table:table-cell>
          <table:table-cell office:value-type="float" office:value="8.337" calcext:value-type="float">
            <text:p>8.337</text:p>
          </table:table-cell>
          <table:table-cell office:value-type="float" office:value="4.898" calcext:value-type="float">
            <text:p>4.898</text:p>
          </table:table-cell>
          <table:table-cell office:value-type="float" office:value="9.396" calcext:value-type="float">
            <text:p>9.396</text:p>
          </table:table-cell>
          <table:table-cell office:value-type="float" office:value="7.344" calcext:value-type="float">
            <text:p>7.344</text:p>
          </table:table-cell>
          <table:table-cell office:value-type="float" office:value="3.861" calcext:value-type="float">
            <text:p>3.861</text:p>
          </table:table-cell>
          <table:table-cell office:value-type="float" office:value="5.38" calcext:value-type="float">
            <text:p>5.38</text:p>
          </table:table-cell>
          <table:table-cell office:value-type="float" office:value="6.743" calcext:value-type="float">
            <text:p>6.743</text:p>
          </table:table-cell>
          <table:table-cell office:value-type="float" office:value="9.177" calcext:value-type="float">
            <text:p>9.177</text:p>
          </table:table-cell>
          <table:table-cell office:value-type="float" office:value="5.202" calcext:value-type="float">
            <text:p>5.202</text:p>
          </table:table-cell>
          <table:table-cell office:value-type="float" office:value="10.963" calcext:value-type="float">
            <text:p>10.963</text:p>
          </table:table-cell>
          <table:table-cell office:value-type="float" office:value="19.672" calcext:value-type="float">
            <text:p>19.672</text:p>
          </table:table-cell>
          <table:table-cell office:value-type="float" office:value="15.969" calcext:value-type="float">
            <text:p>15.969</text:p>
          </table:table-cell>
          <table:table-cell office:value-type="float" office:value="12.388" calcext:value-type="float">
            <text:p>12.388</text:p>
          </table:table-cell>
          <table:table-cell office:value-type="float" office:value="15.049" calcext:value-type="float">
            <text:p>15.049</text:p>
          </table:table-cell>
          <table:table-cell office:value-type="float" office:value="18.845" calcext:value-type="float">
            <text:p>18.845</text:p>
          </table:table-cell>
          <table:table-cell office:value-type="float" office:value="24.7" calcext:value-type="float">
            <text:p>24.7</text:p>
          </table:table-cell>
          <table:table-cell office:value-type="float" office:value="17.055" calcext:value-type="float">
            <text:p>17.055</text:p>
          </table:table-cell>
          <table:table-cell table:style-name="ce2" office:value-type="float" office:value="0.000000322521021590109" calcext:value-type="float">
            <text:p>3.23E-07</text:p>
          </table:table-cell>
          <table:table-cell office:value-type="float" office:value="32198995" calcext:value-type="float">
            <text:p>3219899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mel-234-20.0-90.0</text:p>
          </table:table-cell>
          <table:table-cell office:value-type="float" office:value="7.004" calcext:value-type="float">
            <text:p>7.004</text:p>
          </table:table-cell>
          <table:table-cell office:value-type="float" office:value="10.83" calcext:value-type="float">
            <text:p>10.83</text:p>
          </table:table-cell>
          <table:table-cell office:value-type="float" office:value="12.011" calcext:value-type="float">
            <text:p>12.011</text:p>
          </table:table-cell>
          <table:table-cell office:value-type="float" office:value="8.581" calcext:value-type="float">
            <text:p>8.581</text:p>
          </table:table-cell>
          <table:table-cell office:value-type="float" office:value="4.792" calcext:value-type="float">
            <text:p>4.792</text:p>
          </table:table-cell>
          <table:table-cell office:value-type="float" office:value="9.482" calcext:value-type="float">
            <text:p>9.482</text:p>
          </table:table-cell>
          <table:table-cell office:value-type="float" office:value="6.774" calcext:value-type="float">
            <text:p>6.774</text:p>
          </table:table-cell>
          <table:table-cell office:value-type="float" office:value="3.659" calcext:value-type="float">
            <text:p>3.659</text:p>
          </table:table-cell>
          <table:table-cell office:value-type="float" office:value="5.326" calcext:value-type="float">
            <text:p>5.326</text:p>
          </table:table-cell>
          <table:table-cell office:value-type="float" office:value="6.66" calcext:value-type="float">
            <text:p>6.66</text:p>
          </table:table-cell>
          <table:table-cell office:value-type="float" office:value="9.139" calcext:value-type="float">
            <text:p>9.139</text:p>
          </table:table-cell>
          <table:table-cell office:value-type="float" office:value="5.211" calcext:value-type="float">
            <text:p>5.211</text:p>
          </table:table-cell>
          <table:table-cell office:value-type="float" office:value="10.956" calcext:value-type="float">
            <text:p>10.956</text:p>
          </table:table-cell>
          <table:table-cell office:value-type="float" office:value="19.559" calcext:value-type="float">
            <text:p>19.559</text:p>
          </table:table-cell>
          <table:table-cell office:value-type="float" office:value="15.889" calcext:value-type="float">
            <text:p>15.889</text:p>
          </table:table-cell>
          <table:table-cell office:value-type="float" office:value="12.405" calcext:value-type="float">
            <text:p>12.405</text:p>
          </table:table-cell>
          <table:table-cell office:value-type="float" office:value="15.048" calcext:value-type="float">
            <text:p>15.048</text:p>
          </table:table-cell>
          <table:table-cell office:value-type="float" office:value="18.85" calcext:value-type="float">
            <text:p>18.85</text:p>
          </table:table-cell>
          <table:table-cell office:value-type="float" office:value="24.62" calcext:value-type="float">
            <text:p>24.62</text:p>
          </table:table-cell>
          <table:table-cell office:value-type="float" office:value="17.083" calcext:value-type="float">
            <text:p>17.083</text:p>
          </table:table-cell>
          <table:table-cell table:style-name="ce2" office:value-type="float" office:value="0.000000322014960541014" calcext:value-type="float">
            <text:p>3.22E-07</text:p>
          </table:table-cell>
          <table:table-cell office:value-type="float" office:value="32295227.5" calcext:value-type="float">
            <text:p>32295227.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mel-180-20.0-90.0</text:p>
          </table:table-cell>
          <table:table-cell office:value-type="float" office:value="6.866" calcext:value-type="float">
            <text:p>6.866</text:p>
          </table:table-cell>
          <table:table-cell office:value-type="float" office:value="10.539" calcext:value-type="float">
            <text:p>10.539</text:p>
          </table:table-cell>
          <table:table-cell office:value-type="float" office:value="11.724" calcext:value-type="float">
            <text:p>11.724</text:p>
          </table:table-cell>
          <table:table-cell office:value-type="float" office:value="8.227" calcext:value-type="float">
            <text:p>8.227</text:p>
          </table:table-cell>
          <table:table-cell office:value-type="float" office:value="4.706" calcext:value-type="float">
            <text:p>4.706</text:p>
          </table:table-cell>
          <table:table-cell office:value-type="float" office:value="9.098" calcext:value-type="float">
            <text:p>9.098</text:p>
          </table:table-cell>
          <table:table-cell office:value-type="float" office:value="6.981" calcext:value-type="float">
            <text:p>6.981</text:p>
          </table:table-cell>
          <table:table-cell office:value-type="float" office:value="3.677" calcext:value-type="float">
            <text:p>3.677</text:p>
          </table:table-cell>
          <table:table-cell office:value-type="float" office:value="5.218" calcext:value-type="float">
            <text:p>5.218</text:p>
          </table:table-cell>
          <table:table-cell office:value-type="float" office:value="6.33" calcext:value-type="float">
            <text:p>6.33</text:p>
          </table:table-cell>
          <table:table-cell office:value-type="float" office:value="8.984" calcext:value-type="float">
            <text:p>8.984</text:p>
          </table:table-cell>
          <table:table-cell office:value-type="float" office:value="5.098" calcext:value-type="float">
            <text:p>5.098</text:p>
          </table:table-cell>
          <table:table-cell office:value-type="float" office:value="10.85" calcext:value-type="float">
            <text:p>10.85</text:p>
          </table:table-cell>
          <table:table-cell office:value-type="float" office:value="19.366" calcext:value-type="float">
            <text:p>19.366</text:p>
          </table:table-cell>
          <table:table-cell office:value-type="float" office:value="15.638" calcext:value-type="float">
            <text:p>15.638</text:p>
          </table:table-cell>
          <table:table-cell office:value-type="float" office:value="12.27" calcext:value-type="float">
            <text:p>12.27</text:p>
          </table:table-cell>
          <table:table-cell office:value-type="float" office:value="14.881" calcext:value-type="float">
            <text:p>14.881</text:p>
          </table:table-cell>
          <table:table-cell office:value-type="float" office:value="18.531" calcext:value-type="float">
            <text:p>18.531</text:p>
          </table:table-cell>
          <table:table-cell office:value-type="float" office:value="24.453" calcext:value-type="float">
            <text:p>24.453</text:p>
          </table:table-cell>
          <table:table-cell office:value-type="float" office:value="17.006" calcext:value-type="float">
            <text:p>17.006</text:p>
          </table:table-cell>
          <table:table-cell table:style-name="ce2" office:value-type="float" office:value="0.000000313963880856271" calcext:value-type="float">
            <text:p>3.14E-07</text:p>
          </table:table-cell>
          <table:table-cell office:value-type="float" office:value="32306056.5" calcext:value-type="float">
            <text:p>32306056.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mel-180-27.5-90.0</text:p>
          </table:table-cell>
          <table:table-cell office:value-type="float" office:value="6.953" calcext:value-type="float">
            <text:p>6.953</text:p>
          </table:table-cell>
          <table:table-cell office:value-type="float" office:value="10.599" calcext:value-type="float">
            <text:p>10.599</text:p>
          </table:table-cell>
          <table:table-cell office:value-type="float" office:value="11.888" calcext:value-type="float">
            <text:p>11.888</text:p>
          </table:table-cell>
          <table:table-cell office:value-type="float" office:value="8.529" calcext:value-type="float">
            <text:p>8.529</text:p>
          </table:table-cell>
          <table:table-cell office:value-type="float" office:value="4.807" calcext:value-type="float">
            <text:p>4.807</text:p>
          </table:table-cell>
          <table:table-cell office:value-type="float" office:value="9.356" calcext:value-type="float">
            <text:p>9.356</text:p>
          </table:table-cell>
          <table:table-cell office:value-type="float" office:value="7.008" calcext:value-type="float">
            <text:p>7.008</text:p>
          </table:table-cell>
          <table:table-cell office:value-type="float" office:value="3.864" calcext:value-type="float">
            <text:p>3.864</text:p>
          </table:table-cell>
          <table:table-cell office:value-type="float" office:value="5.186" calcext:value-type="float">
            <text:p>5.186</text:p>
          </table:table-cell>
          <table:table-cell office:value-type="float" office:value="6.442" calcext:value-type="float">
            <text:p>6.442</text:p>
          </table:table-cell>
          <table:table-cell office:value-type="float" office:value="8.997" calcext:value-type="float">
            <text:p>8.997</text:p>
          </table:table-cell>
          <table:table-cell office:value-type="float" office:value="5.023" calcext:value-type="float">
            <text:p>5.023</text:p>
          </table:table-cell>
          <table:table-cell office:value-type="float" office:value="10.782" calcext:value-type="float">
            <text:p>10.782</text:p>
          </table:table-cell>
          <table:table-cell office:value-type="float" office:value="19.48" calcext:value-type="float">
            <text:p>19.48</text:p>
          </table:table-cell>
          <table:table-cell office:value-type="float" office:value="15.67" calcext:value-type="float">
            <text:p>15.67</text:p>
          </table:table-cell>
          <table:table-cell office:value-type="float" office:value="12.288" calcext:value-type="float">
            <text:p>12.288</text:p>
          </table:table-cell>
          <table:table-cell office:value-type="float" office:value="14.905" calcext:value-type="float">
            <text:p>14.905</text:p>
          </table:table-cell>
          <table:table-cell office:value-type="float" office:value="18.668" calcext:value-type="float">
            <text:p>18.668</text:p>
          </table:table-cell>
          <table:table-cell office:value-type="float" office:value="24.554" calcext:value-type="float">
            <text:p>24.554</text:p>
          </table:table-cell>
          <table:table-cell office:value-type="float" office:value="17.025" calcext:value-type="float">
            <text:p>17.025</text:p>
          </table:table-cell>
          <table:table-cell table:style-name="ce2" office:value-type="float" office:value="0.000000321949237668129" calcext:value-type="float">
            <text:p>3.22E-07</text:p>
          </table:table-cell>
          <table:table-cell office:value-type="float" office:value="32210036" calcext:value-type="float">
            <text:p>32210036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vqlog-180-20.0-90.0</text:p>
          </table:table-cell>
          <table:table-cell office:value-type="float" office:value="6.175" calcext:value-type="float">
            <text:p>6.175</text:p>
          </table:table-cell>
          <table:table-cell office:value-type="float" office:value="8.842" calcext:value-type="float">
            <text:p>8.842</text:p>
          </table:table-cell>
          <table:table-cell office:value-type="float" office:value="10.386" calcext:value-type="float">
            <text:p>10.386</text:p>
          </table:table-cell>
          <table:table-cell office:value-type="float" office:value="7.879" calcext:value-type="float">
            <text:p>7.879</text:p>
          </table:table-cell>
          <table:table-cell office:value-type="float" office:value="4.594" calcext:value-type="float">
            <text:p>4.594</text:p>
          </table:table-cell>
          <table:table-cell office:value-type="float" office:value="7.734" calcext:value-type="float">
            <text:p>7.734</text:p>
          </table:table-cell>
          <table:table-cell office:value-type="float" office:value="7.136" calcext:value-type="float">
            <text:p>7.136</text:p>
          </table:table-cell>
          <table:table-cell office:value-type="float" office:value="4.57" calcext:value-type="float">
            <text:p>4.57</text:p>
          </table:table-cell>
          <table:table-cell office:value-type="float" office:value="5.125" calcext:value-type="float">
            <text:p>5.125</text:p>
          </table:table-cell>
          <table:table-cell office:value-type="float" office:value="6.067" calcext:value-type="float">
            <text:p>6.067</text:p>
          </table:table-cell>
          <table:table-cell office:value-type="float" office:value="8.555" calcext:value-type="float">
            <text:p>8.555</text:p>
          </table:table-cell>
          <table:table-cell office:value-type="float" office:value="5.203" calcext:value-type="float">
            <text:p>5.203</text:p>
          </table:table-cell>
          <table:table-cell office:value-type="float" office:value="10.761" calcext:value-type="float">
            <text:p>10.761</text:p>
          </table:table-cell>
          <table:table-cell office:value-type="float" office:value="18.889" calcext:value-type="float">
            <text:p>18.889</text:p>
          </table:table-cell>
          <table:table-cell office:value-type="float" office:value="15.522" calcext:value-type="float">
            <text:p>15.522</text:p>
          </table:table-cell>
          <table:table-cell office:value-type="float" office:value="12.21" calcext:value-type="float">
            <text:p>12.21</text:p>
          </table:table-cell>
          <table:table-cell office:value-type="float" office:value="14.779" calcext:value-type="float">
            <text:p>14.779</text:p>
          </table:table-cell>
          <table:table-cell office:value-type="float" office:value="18.325" calcext:value-type="float">
            <text:p>18.325</text:p>
          </table:table-cell>
          <table:table-cell office:value-type="float" office:value="23.95" calcext:value-type="float">
            <text:p>23.95</text:p>
          </table:table-cell>
          <table:table-cell office:value-type="float" office:value="16.853" calcext:value-type="float">
            <text:p>16.853</text:p>
          </table:table-cell>
          <table:table-cell table:style-name="ce2" office:value-type="float" office:value="0.000000163881262584268" calcext:value-type="float">
            <text:p>1.64E-07</text:p>
          </table:table-cell>
          <table:table-cell office:value-type="float" office:value="59324560" calcext:value-type="float">
            <text:p>5932456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vqlog-180-27.5-90.0</text:p>
          </table:table-cell>
          <table:table-cell office:value-type="float" office:value="6.149" calcext:value-type="float">
            <text:p>6.149</text:p>
          </table:table-cell>
          <table:table-cell office:value-type="float" office:value="8.879" calcext:value-type="float">
            <text:p>8.879</text:p>
          </table:table-cell>
          <table:table-cell office:value-type="float" office:value="10.272" calcext:value-type="float">
            <text:p>10.272</text:p>
          </table:table-cell>
          <table:table-cell office:value-type="float" office:value="7.841" calcext:value-type="float">
            <text:p>7.841</text:p>
          </table:table-cell>
          <table:table-cell office:value-type="float" office:value="4.538" calcext:value-type="float">
            <text:p>4.538</text:p>
          </table:table-cell>
          <table:table-cell office:value-type="float" office:value="7.77" calcext:value-type="float">
            <text:p>7.77</text:p>
          </table:table-cell>
          <table:table-cell office:value-type="float" office:value="7.128" calcext:value-type="float">
            <text:p>7.128</text:p>
          </table:table-cell>
          <table:table-cell office:value-type="float" office:value="4.525" calcext:value-type="float">
            <text:p>4.525</text:p>
          </table:table-cell>
          <table:table-cell office:value-type="float" office:value="5.138" calcext:value-type="float">
            <text:p>5.138</text:p>
          </table:table-cell>
          <table:table-cell office:value-type="float" office:value="5.973" calcext:value-type="float">
            <text:p>5.973</text:p>
          </table:table-cell>
          <table:table-cell office:value-type="float" office:value="8.559" calcext:value-type="float">
            <text:p>8.559</text:p>
          </table:table-cell>
          <table:table-cell office:value-type="float" office:value="5.162" calcext:value-type="float">
            <text:p>5.162</text:p>
          </table:table-cell>
          <table:table-cell office:value-type="float" office:value="10.679" calcext:value-type="float">
            <text:p>10.679</text:p>
          </table:table-cell>
          <table:table-cell office:value-type="float" office:value="18.856" calcext:value-type="float">
            <text:p>18.856</text:p>
          </table:table-cell>
          <table:table-cell office:value-type="float" office:value="15.496" calcext:value-type="float">
            <text:p>15.496</text:p>
          </table:table-cell>
          <table:table-cell office:value-type="float" office:value="12.208" calcext:value-type="float">
            <text:p>12.208</text:p>
          </table:table-cell>
          <table:table-cell office:value-type="float" office:value="14.71" calcext:value-type="float">
            <text:p>14.71</text:p>
          </table:table-cell>
          <table:table-cell office:value-type="float" office:value="18.285" calcext:value-type="float">
            <text:p>18.285</text:p>
          </table:table-cell>
          <table:table-cell office:value-type="float" office:value="23.92" calcext:value-type="float">
            <text:p>23.92</text:p>
          </table:table-cell>
          <table:table-cell office:value-type="float" office:value="16.851" calcext:value-type="float">
            <text:p>16.851</text:p>
          </table:table-cell>
          <table:table-cell table:style-name="ce2" office:value-type="float" office:value="0.000000171086643262889" calcext:value-type="float">
            <text:p>1.71E-07</text:p>
          </table:table-cell>
          <table:table-cell office:value-type="float" office:value="56828208" calcext:value-type="float">
            <text:p>56828208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vqlog-234-27.5-90.0</text:p>
          </table:table-cell>
          <table:table-cell office:value-type="float" office:value="6.115" calcext:value-type="float">
            <text:p>6.115</text:p>
          </table:table-cell>
          <table:table-cell office:value-type="float" office:value="8.913" calcext:value-type="float">
            <text:p>8.913</text:p>
          </table:table-cell>
          <table:table-cell office:value-type="float" office:value="10.251" calcext:value-type="float">
            <text:p>10.251</text:p>
          </table:table-cell>
          <table:table-cell office:value-type="float" office:value="7.876" calcext:value-type="float">
            <text:p>7.876</text:p>
          </table:table-cell>
          <table:table-cell office:value-type="float" office:value="4.526" calcext:value-type="float">
            <text:p>4.526</text:p>
          </table:table-cell>
          <table:table-cell office:value-type="float" office:value="7.73" calcext:value-type="float">
            <text:p>7.73</text:p>
          </table:table-cell>
          <table:table-cell office:value-type="float" office:value="7.033" calcext:value-type="float">
            <text:p>7.033</text:p>
          </table:table-cell>
          <table:table-cell office:value-type="float" office:value="4.527" calcext:value-type="float">
            <text:p>4.527</text:p>
          </table:table-cell>
          <table:table-cell office:value-type="float" office:value="5.141" calcext:value-type="float">
            <text:p>5.141</text:p>
          </table:table-cell>
          <table:table-cell office:value-type="float" office:value="5.995" calcext:value-type="float">
            <text:p>5.995</text:p>
          </table:table-cell>
          <table:table-cell office:value-type="float" office:value="8.554" calcext:value-type="float">
            <text:p>8.554</text:p>
          </table:table-cell>
          <table:table-cell office:value-type="float" office:value="5.226" calcext:value-type="float">
            <text:p>5.226</text:p>
          </table:table-cell>
          <table:table-cell office:value-type="float" office:value="10.678" calcext:value-type="float">
            <text:p>10.678</text:p>
          </table:table-cell>
          <table:table-cell office:value-type="float" office:value="18.887" calcext:value-type="float">
            <text:p>18.887</text:p>
          </table:table-cell>
          <table:table-cell office:value-type="float" office:value="15.441" calcext:value-type="float">
            <text:p>15.441</text:p>
          </table:table-cell>
          <table:table-cell office:value-type="float" office:value="12.294" calcext:value-type="float">
            <text:p>12.294</text:p>
          </table:table-cell>
          <table:table-cell office:value-type="float" office:value="14.709" calcext:value-type="float">
            <text:p>14.709</text:p>
          </table:table-cell>
          <table:table-cell office:value-type="float" office:value="18.323" calcext:value-type="float">
            <text:p>18.323</text:p>
          </table:table-cell>
          <table:table-cell office:value-type="float" office:value="23.881" calcext:value-type="float">
            <text:p>23.881</text:p>
          </table:table-cell>
          <table:table-cell office:value-type="float" office:value="16.918" calcext:value-type="float">
            <text:p>16.918</text:p>
          </table:table-cell>
          <table:table-cell table:style-name="ce2" office:value-type="float" office:value="0.000000167953087668598" calcext:value-type="float">
            <text:p>1.68E-07</text:p>
          </table:table-cell>
          <table:table-cell office:value-type="float" office:value="57667237.5" calcext:value-type="float">
            <text:p>57667237.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vqlog-234-20.0-90.0</text:p>
          </table:table-cell>
          <table:table-cell office:value-type="float" office:value="6.174" calcext:value-type="float">
            <text:p>6.174</text:p>
          </table:table-cell>
          <table:table-cell office:value-type="float" office:value="8.838" calcext:value-type="float">
            <text:p>8.838</text:p>
          </table:table-cell>
          <table:table-cell office:value-type="float" office:value="10.351" calcext:value-type="float">
            <text:p>10.351</text:p>
          </table:table-cell>
          <table:table-cell office:value-type="float" office:value="7.877" calcext:value-type="float">
            <text:p>7.877</text:p>
          </table:table-cell>
          <table:table-cell office:value-type="float" office:value="4.525" calcext:value-type="float">
            <text:p>4.525</text:p>
          </table:table-cell>
          <table:table-cell office:value-type="float" office:value="7.679" calcext:value-type="float">
            <text:p>7.679</text:p>
          </table:table-cell>
          <table:table-cell office:value-type="float" office:value="6.995" calcext:value-type="float">
            <text:p>6.995</text:p>
          </table:table-cell>
          <table:table-cell office:value-type="float" office:value="4.488" calcext:value-type="float">
            <text:p>4.488</text:p>
          </table:table-cell>
          <table:table-cell office:value-type="float" office:value="5.147" calcext:value-type="float">
            <text:p>5.147</text:p>
          </table:table-cell>
          <table:table-cell office:value-type="float" office:value="6.072" calcext:value-type="float">
            <text:p>6.072</text:p>
          </table:table-cell>
          <table:table-cell office:value-type="float" office:value="8.58" calcext:value-type="float">
            <text:p>8.58</text:p>
          </table:table-cell>
          <table:table-cell office:value-type="float" office:value="5.174" calcext:value-type="float">
            <text:p>5.174</text:p>
          </table:table-cell>
          <table:table-cell office:value-type="float" office:value="10.662" calcext:value-type="float">
            <text:p>10.662</text:p>
          </table:table-cell>
          <table:table-cell office:value-type="float" office:value="18.898" calcext:value-type="float">
            <text:p>18.898</text:p>
          </table:table-cell>
          <table:table-cell office:value-type="float" office:value="15.464" calcext:value-type="float">
            <text:p>15.464</text:p>
          </table:table-cell>
          <table:table-cell office:value-type="float" office:value="12.229" calcext:value-type="float">
            <text:p>12.229</text:p>
          </table:table-cell>
          <table:table-cell office:value-type="float" office:value="14.682" calcext:value-type="float">
            <text:p>14.682</text:p>
          </table:table-cell>
          <table:table-cell office:value-type="float" office:value="18.318" calcext:value-type="float">
            <text:p>18.318</text:p>
          </table:table-cell>
          <table:table-cell office:value-type="float" office:value="23.907" calcext:value-type="float">
            <text:p>23.907</text:p>
          </table:table-cell>
          <table:table-cell office:value-type="float" office:value="16.881" calcext:value-type="float">
            <text:p>16.881</text:p>
          </table:table-cell>
          <table:table-cell table:style-name="ce2" office:value-type="float" office:value="0.000000160040847243561" calcext:value-type="float">
            <text:p>1.60E-07</text:p>
          </table:table-cell>
          <table:table-cell office:value-type="float" office:value="60249535" calcext:value-type="float">
            <text:p>6024953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stft-2048</text:p>
          </table:table-cell>
          <table:table-cell office:value-type="float" office:value="5.907" calcext:value-type="float">
            <text:p>5.907</text:p>
          </table:table-cell>
          <table:table-cell office:value-type="float" office:value="8.904" calcext:value-type="float">
            <text:p>8.904</text:p>
          </table:table-cell>
          <table:table-cell office:value-type="float" office:value="9.999" calcext:value-type="float">
            <text:p>9.999</text:p>
          </table:table-cell>
          <table:table-cell office:value-type="float" office:value="7.581" calcext:value-type="float">
            <text:p>7.581</text:p>
          </table:table-cell>
          <table:table-cell office:value-type="float" office:value="4.156" calcext:value-type="float">
            <text:p>4.156</text:p>
          </table:table-cell>
          <table:table-cell office:value-type="float" office:value="6.674" calcext:value-type="float">
            <text:p>6.674</text:p>
          </table:table-cell>
          <table:table-cell office:value-type="float" office:value="6.479" calcext:value-type="float">
            <text:p>6.479</text:p>
          </table:table-cell>
          <table:table-cell office:value-type="float" office:value="3.509" calcext:value-type="float">
            <text:p>3.509</text:p>
          </table:table-cell>
          <table:table-cell office:value-type="float" office:value="4.753" calcext:value-type="float">
            <text:p>4.753</text:p>
          </table:table-cell>
          <table:table-cell office:value-type="float" office:value="5.018" calcext:value-type="float">
            <text:p>5.018</text:p>
          </table:table-cell>
          <table:table-cell office:value-type="float" office:value="8.304" calcext:value-type="float">
            <text:p>8.304</text:p>
          </table:table-cell>
          <table:table-cell office:value-type="float" office:value="4.704" calcext:value-type="float">
            <text:p>4.704</text:p>
          </table:table-cell>
          <table:table-cell office:value-type="float" office:value="10.249" calcext:value-type="float">
            <text:p>10.249</text:p>
          </table:table-cell>
          <table:table-cell office:value-type="float" office:value="18.572" calcext:value-type="float">
            <text:p>18.572</text:p>
          </table:table-cell>
          <table:table-cell office:value-type="float" office:value="14.766" calcext:value-type="float">
            <text:p>14.766</text:p>
          </table:table-cell>
          <table:table-cell office:value-type="float" office:value="11.882" calcext:value-type="float">
            <text:p>11.882</text:p>
          </table:table-cell>
          <table:table-cell office:value-type="float" office:value="14.268" calcext:value-type="float">
            <text:p>14.268</text:p>
          </table:table-cell>
          <table:table-cell office:value-type="float" office:value="17.66" calcext:value-type="float">
            <text:p>17.66</text:p>
          </table:table-cell>
          <table:table-cell office:value-type="float" office:value="23.657" calcext:value-type="float">
            <text:p>23.657</text:p>
          </table:table-cell>
          <table:table-cell office:value-type="float" office:value="16.646" calcext:value-type="float">
            <text:p>16.646</text:p>
          </table:table-cell>
          <table:table-cell table:style-name="ce2" office:value-type="float" office:value="0.00000102219181736141" calcext:value-type="float">
            <text:p>1.02E-06</text:p>
          </table:table-cell>
          <table:table-cell office:value-type="float" office:value="9064587.5" calcext:value-type="float">
            <text:p>9064587.5</text:p>
          </table:table-cell>
          <table:table-cell table:style-name="Default"/>
          <table:table-cell table:number-columns-repeated="1000"/>
        </table:table-row>
      </table:table>
      <table:named-expressions/>
      <table:database-ranges>
        <table:database-range table:name="__Anonymous_Sheet_DB__0" table:target-range-address="'vary-gamma'.A53:'vary-gamma'.W62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5:51:11.710386163</meta:creation-date>
    <dc:date>2021-05-01T16:36:32.410700761</dc:date>
    <meta:editing-duration>PT34M47S</meta:editing-duration>
    <meta:editing-cycles>8</meta:editing-cycles>
    <meta:generator>LibreOffice/6.4.7.2$Linux_X86_64 LibreOffice_project/40$Build-2</meta:generator>
    <meta:document-statistic meta:table-count="1" meta:cell-count="1455" meta:object-count="0"/>
  </office:meta>
</office:document-meta>
</file>